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ard" style:master-page-name="MP0" style:family="paragraph">
      <style:paragraph-properties fo:break-before="page"/>
      <style:text-properties fo:font-weight="bold" style:font-weight-asian="bold" style:font-weight-complex="bold" fo:language="nl" fo:country="NL"/>
    </style:style>
    <style:style style:name="T2" style:parent-style-name="Standaardalinea-lettertype" style:family="text">
      <style:text-properties fo:font-weight="bold" style:font-weight-asian="bold" style:font-weight-complex="bold" fo:language="nl" fo:country="NL"/>
    </style:style>
    <style:style style:name="T3" style:parent-style-name="Standaardalinea-lettertype" style:family="text">
      <style:text-properties fo:language="nl" fo:country="NL"/>
    </style:style>
    <style:style style:name="T4" style:parent-style-name="Standaardalinea-lettertype" style:family="text">
      <style:text-properties fo:language="nl" fo:country="NL"/>
    </style:style>
    <style:style style:name="T5" style:parent-style-name="Standaardalinea-lettertype" style:family="text">
      <style:text-properties fo:font-weight="bold" style:font-weight-asian="bold" style:font-weight-complex="bold" fo:language="nl" fo:country="NL"/>
    </style:style>
    <style:style style:name="T6" style:parent-style-name="Standaardalinea-lettertype" style:family="text">
      <style:text-properties fo:language="nl" fo:country="NL"/>
    </style:style>
    <style:style style:name="T7" style:parent-style-name="Standaardalinea-lettertype" style:family="text">
      <style:text-properties fo:language="nl" fo:country="NL"/>
    </style:style>
    <style:style style:name="T8" style:parent-style-name="Standaardalinea-lettertype" style:family="text">
      <style:text-properties fo:font-weight="bold" style:font-weight-asian="bold" style:font-weight-complex="bold" fo:language="nl" fo:country="NL"/>
    </style:style>
    <style:style style:name="T9" style:parent-style-name="Standaardalinea-lettertype" style:family="text">
      <style:text-properties fo:language="nl" fo:country="NL"/>
    </style:style>
    <style:style style:name="T10" style:parent-style-name="Standaardalinea-lettertype" style:family="text">
      <style:text-properties fo:language="nl" fo:country="NL"/>
    </style:style>
    <style:style style:name="T11" style:parent-style-name="Standaardalinea-lettertype" style:family="text">
      <style:text-properties fo:font-weight="bold" style:font-weight-asian="bold" style:font-weight-complex="bold" fo:language="nl" fo:country="NL"/>
    </style:style>
    <style:style style:name="T12" style:parent-style-name="Standaardalinea-lettertype" style:family="text">
      <style:text-properties fo:language="nl" fo:country="NL"/>
    </style:style>
    <style:style style:name="P13" style:parent-style-name="Standaard" style:family="paragraph">
      <style:text-properties fo:language="nl" fo:country="NL"/>
    </style:style>
    <style:style style:name="P14" style:parent-style-name="Standaard" style:family="paragraph">
      <style:text-properties fo:font-weight="bold" style:font-weight-asian="bold" style:font-weight-complex="bold" fo:language="nl" fo:country="NL"/>
    </style:style>
    <style:style style:name="P15" style:parent-style-name="Standaard" style:family="paragraph">
      <style:text-properties fo:font-weight="bold" style:font-weight-asian="bold" style:font-weight-complex="bold" fo:language="nl" fo:country="NL"/>
    </style:style>
    <style:style style:name="P16" style:parent-style-name="Standaard" style:family="paragraph">
      <style:text-properties fo:font-weight="bold" style:font-weight-asian="bold" style:font-weight-complex="bold" fo:language="nl" fo:country="NL"/>
    </style:style>
    <style:style style:name="P17" style:parent-style-name="Standaard" style:family="paragraph">
      <style:text-properties fo:font-weight="bold" style:font-weight-asian="bold" style:font-weight-complex="bold" fo:language="nl" fo:country="NL"/>
    </style:style>
    <style:style style:name="P18" style:parent-style-name="Standaard" style:family="paragraph">
      <style:text-properties fo:font-weight="bold" style:font-weight-asian="bold" style:font-weight-complex="bold" fo:language="nl" fo:country="NL"/>
    </style:style>
    <style:style style:name="P19" style:parent-style-name="Standaard" style:family="paragraph">
      <style:text-properties fo:font-weight="bold" style:font-weight-asian="bold" style:font-weight-complex="bold" fo:language="nl" fo:country="NL"/>
    </style:style>
    <style:style style:name="P20" style:parent-style-name="Standaard" style:family="paragraph">
      <style:text-properties fo:font-weight="bold" style:font-weight-asian="bold" style:font-weight-complex="bold" fo:language="nl" fo:country="NL"/>
    </style:style>
    <style:style style:name="P21" style:parent-style-name="Standaard" style:family="paragraph">
      <style:text-properties fo:font-weight="bold" style:font-weight-asian="bold" style:font-weight-complex="bold" fo:language="nl" fo:country="NL"/>
    </style:style>
    <style:style style:name="P22" style:parent-style-name="Standaard" style:family="paragraph">
      <style:text-properties fo:font-weight="bold" style:font-weight-asian="bold" style:font-weight-complex="bold" fo:language="nl" fo:country="NL"/>
    </style:style>
    <style:style style:name="P23" style:parent-style-name="Standaard" style:family="paragraph">
      <style:text-properties fo:font-weight="bold" style:font-weight-asian="bold" style:font-weight-complex="bold" fo:language="nl" fo:country="NL"/>
    </style:style>
    <style:style style:name="P24" style:parent-style-name="Standaard" style:family="paragraph">
      <style:text-properties fo:font-weight="bold" style:font-weight-asian="bold" style:font-weight-complex="bold" fo:language="nl" fo:country="NL"/>
    </style:style>
    <style:style style:name="P25" style:parent-style-name="Standaard" style:family="paragraph">
      <style:text-properties fo:font-weight="bold" style:font-weight-asian="bold" style:font-weight-complex="bold" fo:language="nl" fo:country="NL"/>
    </style:style>
    <style:style style:name="P26" style:parent-style-name="Standaard" style:family="paragraph">
      <style:text-properties fo:font-weight="bold" style:font-weight-asian="bold" style:font-weight-complex="bold" fo:language="nl" fo:country="NL"/>
    </style:style>
    <style:style style:name="P27" style:parent-style-name="Standaard" style:family="paragraph">
      <style:text-properties fo:font-weight="bold" style:font-weight-asian="bold" style:font-weight-complex="bold" fo:language="nl" fo:country="NL"/>
    </style:style>
    <style:style style:name="P28" style:parent-style-name="Standaard" style:family="paragraph">
      <style:text-properties fo:font-weight="bold" style:font-weight-asian="bold" style:font-weight-complex="bold" fo:language="nl" fo:country="NL"/>
    </style:style>
    <style:style style:name="P29" style:parent-style-name="Standaard" style:family="paragraph">
      <style:text-properties fo:font-weight="bold" style:font-weight-asian="bold" style:font-weight-complex="bold" fo:language="nl" fo:country="NL"/>
    </style:style>
    <style:style style:name="P30" style:parent-style-name="Standaard" style:family="paragraph">
      <style:text-properties fo:font-weight="bold" style:font-weight-asian="bold" style:font-weight-complex="bold" fo:language="nl" fo:country="NL"/>
    </style:style>
    <style:style style:name="P31" style:parent-style-name="Standaard" style:family="paragraph">
      <style:text-properties fo:font-weight="bold" style:font-weight-asian="bold" style:font-weight-complex="bold" fo:language="nl" fo:country="NL"/>
    </style:style>
    <style:style style:name="P32" style:parent-style-name="Standaard" style:family="paragraph">
      <style:text-properties fo:font-weight="bold" style:font-weight-asian="bold" style:font-weight-complex="bold" fo:language="nl" fo:country="NL"/>
    </style:style>
    <style:style style:name="P33" style:parent-style-name="Standaard" style:family="paragraph">
      <style:text-properties fo:font-weight="bold" style:font-weight-asian="bold" style:font-weight-complex="bold" fo:language="nl" fo:country="NL"/>
    </style:style>
    <style:style style:name="P34" style:parent-style-name="Standaard" style:family="paragraph">
      <style:text-properties fo:font-weight="bold" style:font-weight-asian="bold" style:font-weight-complex="bold" fo:language="nl" fo:country="NL"/>
    </style:style>
    <style:style style:name="P35" style:parent-style-name="Standaard" style:family="paragraph">
      <style:text-properties fo:font-weight="bold" style:font-weight-asian="bold" style:font-weight-complex="bold"/>
    </style:style>
    <style:style style:name="P36" style:parent-style-name="Standaard" style:list-style-name="LFO1" style:family="paragraph">
      <style:text-properties fo:font-weight="bold" style:font-weight-asian="bold" style:font-weight-complex="bold"/>
    </style:style>
    <style:style style:name="P37" style:parent-style-name="Standaard" style:list-style-name="LFO1" style:family="paragraph">
      <style:text-properties fo:font-weight="bold" style:font-weight-asian="bold" style:font-weight-complex="bold"/>
    </style:style>
    <style:style style:name="P38" style:parent-style-name="Standaard" style:list-style-name="LFO1" style:family="paragraph">
      <style:text-properties fo:font-weight="bold" style:font-weight-asian="bold" style:font-weight-complex="bold"/>
    </style:style>
    <style:style style:name="P39" style:parent-style-name="Standaard" style:list-style-name="LFO1" style:family="paragraph">
      <style:text-properties fo:font-weight="bold" style:font-weight-asian="bold" style:font-weight-complex="bold"/>
    </style:style>
    <style:style style:name="P40" style:parent-style-name="Standaard" style:list-style-name="LFO1" style:family="paragraph">
      <style:text-properties fo:font-weight="bold" style:font-weight-asian="bold" style:font-weight-complex="bold"/>
    </style:style>
    <style:style style:name="P41" style:parent-style-name="Standaard" style:list-style-name="LFO1" style:family="paragraph">
      <style:text-properties fo:font-weight="bold" style:font-weight-asian="bold" style:font-weight-complex="bold"/>
    </style:style>
    <style:style style:name="P42" style:parent-style-name="Standaard" style:list-style-name="LFO1" style:family="paragraph">
      <style:text-properties fo:font-weight="bold" style:font-weight-asian="bold" style:font-weight-complex="bold"/>
    </style:style>
    <style:style style:name="P43" style:parent-style-name="Standaard" style:list-style-name="LFO1" style:family="paragraph">
      <style:text-properties fo:font-weight="bold" style:font-weight-asian="bold" style:font-weight-complex="bold"/>
    </style:style>
    <style:style style:name="P44" style:parent-style-name="Standaard" style:list-style-name="LFO1" style:family="paragraph">
      <style:text-properties fo:font-weight="bold" style:font-weight-asian="bold" style:font-weight-complex="bold"/>
    </style:style>
    <style:style style:name="P45" style:parent-style-name="Standaard" style:list-style-name="LFO1" style:family="paragraph">
      <style:text-properties fo:font-weight="bold" style:font-weight-asian="bold" style:font-weight-complex="bold"/>
    </style:style>
    <style:style style:name="P46" style:parent-style-name="Standaard" style:list-style-name="LFO1" style:family="paragraph">
      <style:text-properties fo:font-weight="bold" style:font-weight-asian="bold" style:font-weight-complex="bold"/>
    </style:style>
    <style:style style:name="P47" style:parent-style-name="Standaard" style:list-style-name="LFO1" style:family="paragraph">
      <style:text-properties fo:font-weight="bold" style:font-weight-asian="bold" style:font-weight-complex="bold"/>
    </style:style>
    <style:style style:name="P48" style:parent-style-name="Standaard" style:list-style-name="LFO1" style:family="paragraph">
      <style:text-properties fo:font-weight="bold" style:font-weight-asian="bold" style:font-weight-complex="bold"/>
    </style:style>
    <style:style style:name="P49" style:parent-style-name="Standaard" style:family="paragraph">
      <style:text-properties fo:font-weight="bold" style:font-weight-asian="bold" style:font-weight-complex="bold" fo:language="nl" fo:country="NL"/>
    </style:style>
    <style:style style:name="P50" style:parent-style-name="Standaard" style:family="paragraph">
      <style:text-properties fo:font-weight="bold" style:font-weight-asian="bold" style:font-weight-complex="bold" fo:language="nl" fo:country="NL"/>
    </style:style>
    <style:style style:name="P51" style:parent-style-name="Standaard" style:family="paragraph">
      <style:text-properties fo:font-weight="bold" style:font-weight-asian="bold" style:font-weight-complex="bold" fo:language="nl" fo:country="NL"/>
    </style:style>
    <style:style style:name="P52" style:parent-style-name="Standaard" style:family="paragraph">
      <style:text-properties fo:font-weight="bold" style:font-weight-asian="bold" style:font-weight-complex="bold" fo:language="nl" fo:country="NL"/>
    </style:style>
    <style:style style:name="P53" style:parent-style-name="Standaard" style:family="paragraph">
      <style:text-properties fo:font-weight="bold" style:font-weight-asian="bold" style:font-weight-complex="bold" fo:language="nl" fo:country="NL"/>
    </style:style>
    <style:style style:name="P54" style:parent-style-name="Standaard" style:family="paragraph">
      <style:text-properties fo:font-weight="bold" style:font-weight-asian="bold" style:font-weight-complex="bold" fo:language="nl" fo:country="NL"/>
    </style:style>
    <style:style style:name="P55" style:parent-style-name="Standaard" style:family="paragraph">
      <style:text-properties fo:font-weight="bold" style:font-weight-asian="bold" style:font-weight-complex="bold" fo:language="nl" fo:country="NL"/>
    </style:style>
    <style:style style:name="P56" style:parent-style-name="Standaard" style:family="paragraph">
      <style:text-properties fo:font-weight="bold" style:font-weight-asian="bold" style:font-weight-complex="bold" fo:language="nl" fo:country="NL"/>
    </style:style>
    <style:style style:name="P57" style:parent-style-name="Standaard" style:family="paragraph">
      <style:text-properties fo:font-weight="bold" style:font-weight-asian="bold" style:font-weight-complex="bold" fo:language="nl" fo:country="NL"/>
    </style:style>
    <style:style style:name="P58" style:parent-style-name="Standaard" style:family="paragraph">
      <style:text-properties fo:font-weight="bold" style:font-weight-asian="bold" style:font-weight-complex="bold" fo:language="nl" fo:country="NL"/>
    </style:style>
    <style:style style:name="P59" style:parent-style-name="Standaard" style:family="paragraph">
      <style:text-properties fo:font-weight="bold" style:font-weight-asian="bold" style:font-weight-complex="bold" fo:language="nl" fo:country="NL"/>
    </style:style>
    <style:style style:name="P60" style:parent-style-name="Standaard" style:family="paragraph">
      <style:text-properties fo:font-weight="bold" style:font-weight-asian="bold" style:font-weight-complex="bold"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font-weight="bold" style:font-weight-asian="bold" style:font-weight-complex="bold" fo:language="nl" fo:country="NL"/>
    </style:style>
    <style:style style:name="P64" style:parent-style-name="Standaard" style:family="paragraph">
      <style:text-properties fo:language="nl" fo:country="NL"/>
    </style:style>
    <style:style style:name="P65" style:parent-style-name="Standaard" style:list-style-name="LFO2" style:family="paragraph">
      <style:text-properties fo:language="nl" fo:country="NL"/>
    </style:style>
    <style:style style:name="P66" style:parent-style-name="Standaard" style:list-style-name="LFO2" style:family="paragraph">
      <style:text-properties fo:language="nl" fo:country="NL"/>
    </style:style>
    <style:style style:name="P67" style:parent-style-name="Standaard" style:list-style-name="LFO2"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font-weight="bold" style:font-weight-asian="bold" style:font-weight-complex="bold" fo:language="nl" fo:country="NL"/>
    </style:style>
    <style:style style:name="P70" style:parent-style-name="Standaard" style:family="paragraph">
      <style:text-properties fo:language="nl" fo:country="NL"/>
    </style:style>
    <style:style style:name="P71" style:parent-style-name="Standaard" style:list-style-name="LFO3" style:family="paragraph"/>
    <style:style style:name="T72" style:parent-style-name="Standaardalinea-lettertype" style:family="text">
      <style:text-properties fo:font-weight="bold" style:font-weight-asian="bold" style:font-weight-complex="bold" fo:language="nl" fo:country="NL"/>
    </style:style>
    <style:style style:name="T73" style:parent-style-name="Standaardalinea-lettertype" style:family="text">
      <style:text-properties fo:language="nl" fo:country="NL"/>
    </style:style>
    <style:style style:name="P74" style:parent-style-name="Standaard" style:list-style-name="LFO3" style:family="paragraph"/>
    <style:style style:name="T75" style:parent-style-name="Standaardalinea-lettertype" style:family="text">
      <style:text-properties fo:font-weight="bold" style:font-weight-asian="bold" style:font-weight-complex="bold" fo:language="nl" fo:country="NL"/>
    </style:style>
    <style:style style:name="T76" style:parent-style-name="Standaardalinea-lettertype" style:family="text">
      <style:text-properties fo:language="nl" fo:country="NL"/>
    </style:style>
    <style:style style:name="P77" style:parent-style-name="Standaard" style:list-style-name="LFO3" style:family="paragraph"/>
    <style:style style:name="T78" style:parent-style-name="Standaardalinea-lettertype" style:family="text">
      <style:text-properties fo:font-weight="bold" style:font-weight-asian="bold" style:font-weight-complex="bold" fo:language="nl" fo:country="NL"/>
    </style:style>
    <style:style style:name="T79" style:parent-style-name="Standaardalinea-lettertype" style:family="text">
      <style:text-properties fo:language="nl" fo:country="NL"/>
    </style:style>
    <style:style style:name="P80" style:parent-style-name="Standaard" style:family="paragraph">
      <style:text-properties fo:language="nl" fo:country="NL"/>
    </style:style>
    <style:style style:name="P81" style:parent-style-name="Standaard" style:family="paragraph">
      <style:text-properties fo:font-weight="bold" style:font-weight-asian="bold" style:font-weight-complex="bold" fo:language="nl" fo:country="NL"/>
    </style:style>
    <style:style style:name="P82" style:parent-style-name="Standaard" style:family="paragraph">
      <style:text-properties fo:font-weight="bold" style:font-weight-asian="bold" style:font-weight-complex="bold" fo:language="nl" fo:country="NL"/>
    </style:style>
    <style:style style:name="P83" style:parent-style-name="Standaard" style:family="paragraph">
      <style:text-properties fo:font-weight="bold" style:font-weight-asian="bold" style:font-weight-complex="bold" fo:language="nl" fo:country="NL"/>
    </style:style>
    <style:style style:name="P84" style:parent-style-name="Standaard" style:family="paragraph">
      <style:text-properties fo:font-weight="bold" style:font-weight-asian="bold" style:font-weight-complex="bold" fo:language="nl" fo:country="NL"/>
    </style:style>
    <style:style style:name="P85" style:parent-style-name="Standaard" style:family="paragraph">
      <style:text-properties fo:language="nl" fo:country="NL"/>
    </style:style>
    <style:style style:name="P86" style:parent-style-name="Standaard" style:family="paragraph">
      <style:text-properties fo:font-weight="bold" style:font-weight-asian="bold" style:font-weight-complex="bold"/>
    </style:style>
    <style:style style:name="P87" style:parent-style-name="Standaard" style:list-style-name="LFO4" style:family="paragraph"/>
    <style:style style:name="T88" style:parent-style-name="Standaardalinea-lettertype" style:family="text">
      <style:text-properties fo:font-weight="bold" style:font-weight-asian="bold" style:font-weight-complex="bold"/>
    </style:style>
    <style:style style:name="P89" style:parent-style-name="Standaard" style:list-style-name="LFO4" style:family="paragraph"/>
    <style:style style:name="T90" style:parent-style-name="Standaardalinea-lettertype" style:family="text">
      <style:text-properties fo:font-weight="bold" style:font-weight-asian="bold" style:font-weight-complex="bold"/>
    </style:style>
    <style:style style:name="P91" style:parent-style-name="Standaard" style:list-style-name="LFO4" style:family="paragraph"/>
    <style:style style:name="T92" style:parent-style-name="Standaardalinea-lettertype" style:family="text">
      <style:text-properties fo:font-weight="bold" style:font-weight-asian="bold" style:font-weight-complex="bold"/>
    </style:style>
    <style:style style:name="P93" style:parent-style-name="Standaard" style:list-style-name="LFO4" style:family="paragraph"/>
    <style:style style:name="T94" style:parent-style-name="Standaardalinea-lettertype" style:family="text">
      <style:text-properties fo:font-weight="bold" style:font-weight-asian="bold" style:font-weight-complex="bold"/>
    </style:style>
    <style:style style:name="P95" style:parent-style-name="Standaard" style:list-style-name="LFO4" style:family="paragraph"/>
    <style:style style:name="T96" style:parent-style-name="Standaardalinea-lettertype" style:family="text">
      <style:text-properties fo:font-weight="bold" style:font-weight-asian="bold" style:font-weight-complex="bold"/>
    </style:style>
    <style:style style:name="P97" style:parent-style-name="Standaard" style:list-style-name="LFO4" style:family="paragraph"/>
    <style:style style:name="T98" style:parent-style-name="Standaardalinea-lettertype" style:family="text">
      <style:text-properties fo:font-weight="bold" style:font-weight-asian="bold" style:font-weight-complex="bold"/>
    </style:style>
    <style:style style:name="P99" style:parent-style-name="Standaard" style:list-style-name="LFO4" style:family="paragraph"/>
    <style:style style:name="T100" style:parent-style-name="Standaardalinea-lettertype" style:family="text">
      <style:text-properties fo:font-weight="bold" style:font-weight-asian="bold" style:font-weight-complex="bold"/>
    </style:style>
    <style:style style:name="P101" style:parent-style-name="Standaard" style:list-style-name="LFO4" style:family="paragraph"/>
    <style:style style:name="P102" style:parent-style-name="Standaard" style:list-style-name="LFO4" style:family="paragraph"/>
    <style:style style:name="P103" style:parent-style-name="Standaard" style:list-style-name="LFO4" style:family="paragraph"/>
    <style:style style:name="T104" style:parent-style-name="Standaardalinea-lettertype" style:family="text">
      <style:text-properties fo:font-weight="bold" style:font-weight-asian="bold" style:font-weight-complex="bold"/>
    </style:style>
    <style:style style:name="P105" style:parent-style-name="Standaard" style:list-style-name="LFO4" style:family="paragraph">
      <style:text-properties fo:language="nl" fo:country="NL"/>
    </style:style>
    <style:style style:name="P106" style:parent-style-name="Standaard" style:list-style-name="LFO4" style:family="paragraph"/>
    <style:style style:name="P107" style:parent-style-name="Standaard" style:list-style-name="LFO4" style:family="paragraph">
      <style:text-properties fo:language="nl" fo:country="NL"/>
    </style:style>
    <style:style style:name="P108" style:parent-style-name="Standaard" style:list-style-name="LFO4" style:family="paragraph"/>
    <style:style style:name="P109" style:parent-style-name="Standaard" style:family="paragraph">
      <style:text-properties fo:font-weight="bold" style:font-weight-asian="bold" style:font-weight-complex="bold"/>
    </style:style>
    <style:style style:name="P110" style:parent-style-name="Standaard" style:list-style-name="LFO5" style:family="paragraph"/>
    <style:style style:name="T111" style:parent-style-name="Standaardalinea-lettertype" style:family="text">
      <style:text-properties fo:font-weight="bold" style:font-weight-asian="bold" style:font-weight-complex="bold"/>
    </style:style>
    <style:style style:name="P112" style:parent-style-name="Standaard" style:list-style-name="LFO5" style:family="paragraph"/>
    <style:style style:name="T113" style:parent-style-name="Standaardalinea-lettertype" style:family="text">
      <style:text-properties fo:font-weight="bold" style:font-weight-asian="bold" style:font-weight-complex="bold"/>
    </style:style>
    <style:style style:name="T114" style:parent-style-name="Standaardalinea-lettertype" style:family="text">
      <style:text-properties fo:font-weight="bold" style:font-weight-asian="bold" style:font-weight-complex="bold"/>
    </style:style>
    <style:style style:name="P115" style:parent-style-name="Standaard" style:list-style-name="LFO5" style:family="paragraph"/>
    <style:style style:name="T116" style:parent-style-name="Standaardalinea-lettertype" style:family="text">
      <style:text-properties fo:font-weight="bold" style:font-weight-asian="bold" style:font-weight-complex="bold"/>
    </style:style>
    <style:style style:name="P117" style:parent-style-name="Standaard" style:list-style-name="LFO5" style:family="paragraph"/>
    <style:style style:name="T118" style:parent-style-name="Standaardalinea-lettertype" style:family="text">
      <style:text-properties fo:font-weight="bold" style:font-weight-asian="bold" style:font-weight-complex="bold"/>
    </style:style>
    <style:style style:name="P119" style:parent-style-name="Standaard" style:list-style-name="LFO5" style:family="paragraph"/>
    <style:style style:name="T120" style:parent-style-name="Standaardalinea-lettertype" style:family="text">
      <style:text-properties fo:font-weight="bold" style:font-weight-asian="bold" style:font-weight-complex="bold"/>
    </style:style>
    <style:style style:name="P121" style:parent-style-name="Standaard" style:list-style-name="LFO5" style:family="paragraph"/>
    <style:style style:name="T122" style:parent-style-name="Standaardalinea-lettertype" style:family="text">
      <style:text-properties fo:font-weight="bold" style:font-weight-asian="bold" style:font-weight-complex="bold"/>
    </style:style>
    <style:style style:name="P123" style:parent-style-name="Standaard" style:list-style-name="LFO5" style:family="paragraph"/>
    <style:style style:name="T124" style:parent-style-name="Standaardalinea-lettertype" style:family="text">
      <style:text-properties fo:font-weight="bold" style:font-weight-asian="bold" style:font-weight-complex="bold"/>
    </style:style>
    <style:style style:name="P125" style:parent-style-name="Standaard" style:list-style-name="LFO5" style:family="paragraph"/>
    <style:style style:name="T126" style:parent-style-name="Standaardalinea-lettertype" style:family="text">
      <style:text-properties fo:font-weight="bold" style:font-weight-asian="bold" style:font-weight-complex="bold"/>
    </style:style>
    <style:style style:name="P127" style:parent-style-name="Standaard" style:family="paragraph">
      <style:text-properties fo:font-weight="bold" style:font-weight-asian="bold" style:font-weight-complex="bold"/>
    </style:style>
    <style:style style:name="P128" style:parent-style-name="Standaard" style:list-style-name="LFO6" style:family="paragraph"/>
    <style:style style:name="T129" style:parent-style-name="Standaardalinea-lettertype" style:family="text">
      <style:text-properties fo:font-weight="bold" style:font-weight-asian="bold" style:font-weight-complex="bold" fo:language="nl" fo:country="NL"/>
    </style:style>
    <style:style style:name="T130" style:parent-style-name="Standaardalinea-lettertype" style:family="text">
      <style:text-properties fo:language="nl" fo:country="NL"/>
    </style:style>
    <style:style style:name="T131" style:parent-style-name="Standaardalinea-lettertype" style:family="text">
      <style:text-properties fo:font-weight="bold" style:font-weight-asian="bold" style:font-weight-complex="bold" fo:language="nl" fo:country="NL"/>
    </style:style>
    <style:style style:name="P132" style:parent-style-name="Standaard" style:list-style-name="LFO6" style:family="paragraph"/>
    <style:style style:name="T133" style:parent-style-name="Standaardalinea-lettertype" style:family="text">
      <style:text-properties fo:font-weight="bold" style:font-weight-asian="bold" style:font-weight-complex="bold" fo:language="nl" fo:country="NL"/>
    </style:style>
    <style:style style:name="T134" style:parent-style-name="Standaardalinea-lettertype" style:family="text">
      <style:text-properties fo:language="nl" fo:country="NL"/>
    </style:style>
    <style:style style:name="P135" style:parent-style-name="Standaard" style:family="paragraph">
      <style:text-properties fo:font-weight="bold" style:font-weight-asian="bold" style:font-weight-complex="bold"/>
    </style:style>
    <style:style style:name="P136" style:parent-style-name="Standaard" style:list-style-name="LFO7" style:family="paragraph"/>
    <style:style style:name="T137" style:parent-style-name="Standaardalinea-lettertype" style:family="text">
      <style:text-properties fo:font-weight="bold" style:font-weight-asian="bold" style:font-weight-complex="bold"/>
    </style:style>
    <style:style style:name="P138" style:parent-style-name="Standaard" style:list-style-name="LFO7" style:family="paragraph"/>
    <style:style style:name="T139" style:parent-style-name="Standaardalinea-lettertype" style:family="text">
      <style:text-properties fo:font-weight="bold" style:font-weight-asian="bold" style:font-weight-complex="bold" fo:language="nl" fo:country="NL"/>
    </style:style>
    <style:style style:name="T140" style:parent-style-name="Standaardalinea-lettertype" style:family="text">
      <style:text-properties fo:language="nl" fo:country="NL"/>
    </style:style>
    <style:style style:name="T141" style:parent-style-name="Standaardalinea-lettertype" style:family="text">
      <style:text-properties fo:language="nl" fo:country="NL"/>
    </style:style>
    <style:style style:name="P142" style:parent-style-name="Standaard" style:family="paragraph">
      <style:text-properties fo:font-weight="bold" style:font-weight-asian="bold" style:font-weight-complex="bold" fo:language="nl" fo:country="NL"/>
    </style:style>
    <style:style style:name="T143" style:parent-style-name="Standaardalinea-lettertype" style:family="text">
      <style:text-properties fo:language="nl" fo:country="NL"/>
    </style:style>
    <style:style style:name="T144" style:parent-style-name="Standaardalinea-lettertype" style:family="text">
      <style:text-properties fo:font-weight="bold" style:font-weight-asian="bold" style:font-weight-complex="bold" fo:language="nl" fo:country="NL"/>
    </style:style>
    <style:style style:name="T145" style:parent-style-name="Standaardalinea-lettertype" style:family="text">
      <style:text-properties fo:language="nl" fo:country="NL"/>
    </style:style>
    <style:style style:name="P146" style:parent-style-name="Standaard" style:family="paragraph">
      <style:text-properties fo:font-weight="bold" style:font-weight-asian="bold" style:font-weight-complex="bold"/>
    </style:style>
    <style:style style:name="P147" style:parent-style-name="Standaard" style:list-style-name="LFO8" style:family="paragraph"/>
    <style:style style:name="T148" style:parent-style-name="Standaardalinea-lettertype" style:family="text">
      <style:text-properties fo:font-weight="bold" style:font-weight-asian="bold" style:font-weight-complex="bold" fo:language="nl" fo:country="NL"/>
    </style:style>
    <style:style style:name="T149" style:parent-style-name="Standaardalinea-lettertype" style:family="text">
      <style:text-properties fo:language="nl" fo:country="NL"/>
    </style:style>
    <style:style style:name="P150" style:parent-style-name="Standaard" style:list-style-name="LFO8" style:family="paragraph"/>
    <style:style style:name="T151" style:parent-style-name="Standaardalinea-lettertype" style:family="text">
      <style:text-properties fo:font-weight="bold" style:font-weight-asian="bold" style:font-weight-complex="bold" fo:language="nl" fo:country="NL"/>
    </style:style>
    <style:style style:name="T152" style:parent-style-name="Standaardalinea-lettertype" style:family="text">
      <style:text-properties fo:language="nl" fo:country="NL"/>
    </style:style>
    <style:style style:name="P153" style:parent-style-name="Standaard" style:list-style-name="LFO8" style:family="paragraph"/>
    <style:style style:name="T154" style:parent-style-name="Standaardalinea-lettertype" style:family="text">
      <style:text-properties fo:font-weight="bold" style:font-weight-asian="bold" style:font-weight-complex="bold" fo:language="nl" fo:country="NL"/>
    </style:style>
    <style:style style:name="T155" style:parent-style-name="Standaardalinea-lettertype" style:family="text">
      <style:text-properties fo:language="nl" fo:country="NL"/>
    </style:style>
    <style:style style:name="P156" style:parent-style-name="Standaard" style:list-style-name="LFO8" style:family="paragraph"/>
    <style:style style:name="T157" style:parent-style-name="Standaardalinea-lettertype" style:family="text">
      <style:text-properties fo:font-weight="bold" style:font-weight-asian="bold" style:font-weight-complex="bold" fo:language="nl" fo:country="NL"/>
    </style:style>
    <style:style style:name="T158" style:parent-style-name="Standaardalinea-lettertype" style:family="text">
      <style:text-properties fo:font-weight="bold" style:font-weight-asian="bold" style:font-weight-complex="bold" fo:language="nl" fo:country="NL"/>
    </style:style>
    <style:style style:name="T159" style:parent-style-name="Standaardalinea-lettertype" style:family="text">
      <style:text-properties fo:language="nl" fo:country="NL"/>
    </style:style>
    <style:style style:name="T160" style:parent-style-name="Standaardalinea-lettertype" style:family="text">
      <style:text-properties fo:language="nl" fo:country="NL"/>
    </style:style>
    <style:style style:name="P161" style:parent-style-name="Standaard" style:family="paragraph">
      <style:text-properties fo:language="nl" fo:country="NL"/>
    </style:style>
    <style:style style:name="P162" style:parent-style-name="Standaard" style:family="paragraph">
      <style:text-properties fo:font-weight="bold" style:font-weight-asian="bold" style:font-weight-complex="bold" fo:language="nl" fo:country="NL"/>
    </style:style>
    <style:style style:name="P163" style:parent-style-name="Standaard" style:family="paragraph">
      <style:text-properties fo:font-weight="bold" style:font-weight-asian="bold" style:font-weight-complex="bold" fo:language="nl" fo:country="NL"/>
    </style:style>
    <style:style style:name="P164" style:parent-style-name="Standaard" style:family="paragraph">
      <style:text-properties fo:language="nl" fo:country="NL"/>
    </style:style>
    <style:style style:name="P165" style:parent-style-name="Standaard" style:family="paragraph">
      <style:text-properties fo:language="nl" fo:country="NL"/>
    </style:style>
    <style:style style:name="P166" style:parent-style-name="Standaard" style:family="paragraph">
      <style:text-properties fo:language="nl" fo:country="NL"/>
    </style:style>
    <style:style style:name="P167" style:parent-style-name="Standaard" style:family="paragraph">
      <style:text-properties fo:language="nl" fo:country="NL"/>
    </style:style>
    <style:style style:name="P168" style:parent-style-name="Standaard" style:family="paragraph">
      <style:text-properties fo:language="nl" fo:country="NL"/>
    </style:style>
    <style:style style:name="T169" style:parent-style-name="Standaardalinea-lettertype" style:family="text">
      <style:text-properties fo:language="nl" fo:country="NL"/>
    </style:style>
    <style:style style:name="T170" style:parent-style-name="Standaardalinea-lettertype" style:family="text">
      <style:text-properties fo:language="nl" fo:country="NL"/>
    </style:style>
    <style:style style:name="P171" style:parent-style-name="Standaard" style:family="paragraph">
      <style:text-properties fo:font-weight="bold" style:font-weight-asian="bold" style:font-weight-complex="bold" fo:language="nl" fo:country="NL"/>
    </style:style>
    <style:style style:name="T172" style:parent-style-name="Standaardalinea-lettertype" style:family="text">
      <style:text-properties fo:language="nl" fo:country="NL"/>
    </style:style>
    <style:style style:name="T173" style:parent-style-name="Standaardalinea-lettertype" style:family="text">
      <style:text-properties fo:font-weight="bold" style:font-weight-asian="bold" style:font-weight-complex="bold" fo:language="nl" fo:country="NL"/>
    </style:style>
    <style:style style:name="T174" style:parent-style-name="Standaardalinea-lettertype" style:family="text">
      <style:text-properties fo:font-weight="bold" style:font-weight-asian="bold" style:font-weight-complex="bold" fo:language="nl" fo:country="NL"/>
    </style:style>
    <style:style style:name="T175" style:parent-style-name="Standaardalinea-lettertype" style:family="text">
      <style:text-properties fo:language="nl" fo:country="NL"/>
    </style:style>
    <style:style style:name="P176" style:parent-style-name="Standaard" style:list-style-name="LFO9" style:family="paragraph"/>
    <style:style style:name="T177" style:parent-style-name="Standaardalinea-lettertype" style:family="text">
      <style:text-properties fo:font-weight="bold" style:font-weight-asian="bold" style:font-weight-complex="bold" fo:language="nl" fo:country="NL"/>
    </style:style>
    <style:style style:name="T178" style:parent-style-name="Standaardalinea-lettertype" style:family="text">
      <style:text-properties fo:language="nl" fo:country="NL"/>
    </style:style>
    <style:style style:name="T179" style:parent-style-name="Standaardalinea-lettertype" style:family="text">
      <style:text-properties fo:language="nl" fo:country="NL"/>
    </style:style>
    <style:style style:name="P180" style:parent-style-name="Standaard" style:list-style-name="LFO9" style:family="paragraph"/>
    <style:style style:name="T181" style:parent-style-name="Standaardalinea-lettertype" style:family="text">
      <style:text-properties fo:font-weight="bold" style:font-weight-asian="bold" style:font-weight-complex="bold" fo:language="nl" fo:country="NL"/>
    </style:style>
    <style:style style:name="T182" style:parent-style-name="Standaardalinea-lettertype" style:family="text">
      <style:text-properties fo:language="nl" fo:country="NL"/>
    </style:style>
    <style:style style:name="P183" style:parent-style-name="Standaard" style:list-style-name="LFO9" style:family="paragraph"/>
    <style:style style:name="T184" style:parent-style-name="Standaardalinea-lettertype" style:family="text">
      <style:text-properties fo:font-weight="bold" style:font-weight-asian="bold" style:font-weight-complex="bold" fo:language="nl" fo:country="NL"/>
    </style:style>
    <style:style style:name="T185" style:parent-style-name="Standaardalinea-lettertype" style:family="text">
      <style:text-properties fo:font-weight="bold" style:font-weight-asian="bold" style:font-weight-complex="bold" fo:language="nl" fo:country="NL"/>
    </style:style>
    <style:style style:name="T186" style:parent-style-name="Standaardalinea-lettertype" style:family="text">
      <style:text-properties fo:language="nl" fo:country="NL"/>
    </style:style>
    <style:style style:name="P187" style:parent-style-name="Standaard" style:list-style-name="LFO9" style:family="paragraph"/>
    <style:style style:name="T188" style:parent-style-name="Standaardalinea-lettertype" style:family="text">
      <style:text-properties fo:font-weight="bold" style:font-weight-asian="bold" style:font-weight-complex="bold" fo:language="nl" fo:country="NL"/>
    </style:style>
    <style:style style:name="T189" style:parent-style-name="Standaardalinea-lettertype" style:family="text">
      <style:text-properties fo:language="nl" fo:country="NL"/>
    </style:style>
    <style:style style:name="P190" style:parent-style-name="Standaard" style:list-style-name="LFO9" style:family="paragraph"/>
    <style:style style:name="T191" style:parent-style-name="Standaardalinea-lettertype" style:family="text">
      <style:text-properties fo:font-weight="bold" style:font-weight-asian="bold" style:font-weight-complex="bold" fo:language="nl" fo:country="NL"/>
    </style:style>
    <style:style style:name="T192" style:parent-style-name="Standaardalinea-lettertype" style:family="text">
      <style:text-properties fo:language="nl" fo:country="NL"/>
    </style:style>
    <style:style style:name="P193" style:parent-style-name="Standaard" style:family="paragraph">
      <style:text-properties fo:font-weight="bold" style:font-weight-asian="bold" style:font-weight-complex="bold" fo:language="nl" fo:country="NL"/>
    </style:style>
    <style:style style:name="T194" style:parent-style-name="Standaardalinea-lettertype" style:family="text">
      <style:text-properties fo:language="nl" fo:country="NL"/>
    </style:style>
    <style:style style:name="T195" style:parent-style-name="Standaardalinea-lettertype" style:family="text">
      <style:text-properties fo:font-weight="bold" style:font-weight-asian="bold" style:font-weight-complex="bold" fo:language="nl" fo:country="NL"/>
    </style:style>
    <style:style style:name="T196" style:parent-style-name="Standaardalinea-lettertype" style:family="text">
      <style:text-properties fo:font-weight="bold" style:font-weight-asian="bold" style:font-weight-complex="bold" fo:language="nl" fo:country="NL"/>
    </style:style>
    <style:style style:name="T197" style:parent-style-name="Standaardalinea-lettertype" style:family="text">
      <style:text-properties fo:language="nl" fo:country="NL"/>
    </style:style>
    <style:style style:name="P198" style:parent-style-name="Standaard" style:list-style-name="LFO10" style:family="paragraph">
      <style:text-properties fo:language="nl" fo:country="NL"/>
    </style:style>
    <style:style style:name="P199" style:parent-style-name="Standaard" style:list-style-name="LFO10" style:family="paragraph">
      <style:text-properties fo:language="nl" fo:country="NL"/>
    </style:style>
    <style:style style:name="P200" style:parent-style-name="Standaard" style:list-style-name="LFO10" style:family="paragraph">
      <style:text-properties fo:language="nl" fo:country="NL"/>
    </style:style>
    <style:style style:name="P201" style:parent-style-name="Standaard" style:family="paragraph">
      <style:text-properties fo:font-weight="bold" style:font-weight-asian="bold" style:font-weight-complex="bold"/>
    </style:style>
    <style:style style:name="P202" style:parent-style-name="Standaard" style:list-style-name="LFO11" style:family="paragraph"/>
    <style:style style:name="T203" style:parent-style-name="Standaardalinea-lettertype" style:family="text">
      <style:text-properties fo:font-weight="bold" style:font-weight-asian="bold" style:font-weight-complex="bold" fo:language="nl" fo:country="NL"/>
    </style:style>
    <style:style style:name="T204" style:parent-style-name="Standaardalinea-lettertype" style:family="text">
      <style:text-properties fo:font-weight="bold" style:font-weight-asian="bold" style:font-weight-complex="bold" fo:language="nl" fo:country="NL"/>
    </style:style>
    <style:style style:name="T205" style:parent-style-name="Standaardalinea-lettertype" style:family="text">
      <style:text-properties fo:language="nl" fo:country="NL"/>
    </style:style>
    <style:style style:name="T206" style:parent-style-name="Standaardalinea-lettertype" style:family="text">
      <style:text-properties fo:language="nl" fo:country="NL"/>
    </style:style>
    <style:style style:name="P207" style:parent-style-name="Standaard" style:list-style-name="LFO11" style:family="paragraph"/>
    <style:style style:name="T208" style:parent-style-name="Standaardalinea-lettertype" style:family="text">
      <style:text-properties fo:font-weight="bold" style:font-weight-asian="bold" style:font-weight-complex="bold" fo:language="nl" fo:country="NL"/>
    </style:style>
    <style:style style:name="T209" style:parent-style-name="Standaardalinea-lettertype" style:family="text">
      <style:text-properties fo:language="nl" fo:country="NL"/>
    </style:style>
    <style:style style:name="P210" style:parent-style-name="Standaard" style:list-style-name="LFO11" style:family="paragraph"/>
    <style:style style:name="T211" style:parent-style-name="Standaardalinea-lettertype" style:family="text">
      <style:text-properties fo:font-weight="bold" style:font-weight-asian="bold" style:font-weight-complex="bold" fo:language="nl" fo:country="NL"/>
    </style:style>
    <style:style style:name="T212" style:parent-style-name="Standaardalinea-lettertype" style:family="text">
      <style:text-properties fo:language="nl" fo:country="NL"/>
    </style:style>
    <style:style style:name="T213" style:parent-style-name="Standaardalinea-lettertype" style:family="text">
      <style:text-properties fo:language="nl" fo:country="NL"/>
    </style:style>
    <style:style style:name="P214" style:parent-style-name="Standaard" style:family="paragraph">
      <style:text-properties fo:font-weight="bold" style:font-weight-asian="bold" style:font-weight-complex="bold" fo:language="nl" fo:country="NL"/>
    </style:style>
    <style:style style:name="P215" style:parent-style-name="Standaard" style:family="paragraph">
      <style:text-properties fo:font-weight="bold" style:font-weight-asian="bold" style:font-weight-complex="bold" fo:language="nl" fo:country="NL"/>
    </style:style>
    <style:style style:name="P216" style:parent-style-name="Standaard" style:family="paragraph">
      <style:text-properties fo:language="nl" fo:country="NL"/>
    </style:style>
    <style:style style:name="P217" style:parent-style-name="Standaard" style:family="paragraph">
      <style:text-properties fo:language="nl" fo:country="NL"/>
    </style:style>
    <style:style style:name="P218" style:parent-style-name="Standaard" style:family="paragraph">
      <style:text-properties fo:language="nl" fo:country="NL"/>
    </style:style>
    <style:style style:name="P219" style:parent-style-name="Standaard" style:family="paragraph">
      <style:text-properties fo:language="nl" fo:country="NL"/>
    </style:style>
    <style:style style:name="P220" style:parent-style-name="Standaard" style:family="paragraph">
      <style:text-properties fo:font-weight="bold" style:font-weight-asian="bold" style:font-weight-complex="bold"/>
    </style:style>
    <style:style style:name="TableColumn222" style:family="table-column">
      <style:table-column-properties style:column-width="1.2444in"/>
    </style:style>
    <style:style style:name="TableColumn223" style:family="table-column">
      <style:table-column-properties style:column-width="2.534in"/>
    </style:style>
    <style:style style:name="TableColumn224" style:family="table-column">
      <style:table-column-properties style:column-width="3.9298in"/>
    </style:style>
    <style:style style:name="Table221" style:family="table">
      <style:table-properties style:width="7.7083in" fo:margin-left="-0.5951in" table:align="left"/>
    </style:style>
    <style:style style:name="TableRow225" style:family="table-row">
      <style:table-row-properties/>
    </style:style>
    <style:style style:name="TableCell226" style:family="table-cell">
      <style:table-cell-properties fo:border-top="0.0034in solid #000000" fo:border-left="0.0034in solid #000000" fo:border-bottom="0.0104in solid #000000" fo:border-right="0.0104in solid #000000" style:writing-mode="lr-tb" fo:padding-top="0.0104in" fo:padding-left="0.0104in" fo:padding-bottom="0.0104in" fo:padding-right="0.0104in"/>
    </style:style>
    <style:style style:name="P227" style:parent-style-name="Standaard" style:family="paragraph">
      <style:text-properties fo:font-weight="bold" style:font-weight-asian="bold" style:font-weight-complex="bold"/>
    </style:style>
    <style:style style:name="TableCell228" style:family="table-cell">
      <style:table-cell-properties fo:border-top="0.0034in solid #000000" fo:border-left="0.0034in solid #000000" fo:border-bottom="0.0104in solid #000000" fo:border-right="0.0104in solid #000000" style:writing-mode="lr-tb" fo:padding-top="0.0104in" fo:padding-left="0.0104in" fo:padding-bottom="0.0104in" fo:padding-right="0.0104in"/>
    </style:style>
    <style:style style:name="P229" style:parent-style-name="Standaard" style:family="paragraph">
      <style:text-properties fo:font-weight="bold" style:font-weight-asian="bold" style:font-weight-complex="bold"/>
    </style:style>
    <style:style style:name="TableCell230" style:family="table-cell">
      <style:table-cell-properties fo:border-top="0.0034in solid #000000" fo:border-left="0.0034in solid #000000" fo:border-bottom="0.0104in solid #000000" fo:border-right="0.0104in solid #000000" style:writing-mode="lr-tb" fo:padding-top="0.0104in" fo:padding-left="0.0104in" fo:padding-bottom="0.0104in" fo:padding-right="0.0104in"/>
    </style:style>
    <style:style style:name="P231" style:parent-style-name="Standaard" style:family="paragraph">
      <style:text-properties fo:font-weight="bold" style:font-weight-asian="bold" style:font-weight-complex="bold"/>
    </style:style>
    <style:style style:name="TableRow232" style:family="table-row">
      <style:table-row-properties/>
    </style:style>
    <style:style style:name="TableCell233"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34"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35"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36" style:family="table-row">
      <style:table-row-properties/>
    </style:style>
    <style:style style:name="TableCell237"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38"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39"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40" style:family="table-row">
      <style:table-row-properties/>
    </style:style>
    <style:style style:name="TableCell241"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42"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43"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44" style:family="table-row">
      <style:table-row-properties/>
    </style:style>
    <style:style style:name="TableCell245"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46"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47"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48" style:family="table-row">
      <style:table-row-properties/>
    </style:style>
    <style:style style:name="TableCell249"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0"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1"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52" style:family="table-row">
      <style:table-row-properties/>
    </style:style>
    <style:style style:name="TableCell253"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4"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5"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56" style:family="table-row">
      <style:table-row-properties/>
    </style:style>
    <style:style style:name="TableCell257"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8"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59"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60" style:family="table-row">
      <style:table-row-properties/>
    </style:style>
    <style:style style:name="TableCell261"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62"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63"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64" style:family="table-row">
      <style:table-row-properties/>
    </style:style>
    <style:style style:name="TableCell265"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66"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67"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P268" style:parent-style-name="Standaard" style:family="paragraph">
      <style:text-properties fo:language="nl" fo:country="NL"/>
    </style:style>
    <style:style style:name="TableRow269" style:family="table-row">
      <style:table-row-properties/>
    </style:style>
    <style:style style:name="TableCell270"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71"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72"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Row273" style:family="table-row">
      <style:table-row-properties/>
    </style:style>
    <style:style style:name="TableCell274"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75"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TableCell276" style:family="table-cell">
      <style:table-cell-properties fo:border-top="0.0034in solid #000000" fo:border-left="0.0034in solid #000000" fo:border-bottom="0.0104in solid #000000" fo:border-right="0.0104in solid #000000" style:writing-mode="lr-tb" style:vertical-align="bottom" fo:padding-top="0.0951in" fo:padding-left="0.0104in" fo:padding-bottom="0.0951in" fo:padding-right="0.0104in"/>
    </style:style>
    <style:style style:name="P277" style:parent-style-name="Standaard" style:family="paragraph">
      <style:text-properties fo:font-weight="bold" style:font-weight-asian="bold" style:font-weight-complex="bold"/>
    </style:style>
    <style:style style:name="T278" style:parent-style-name="Standaardalinea-lettertype" style:family="text">
      <style:text-properties fo:language="nl" fo:country="NL"/>
    </style:style>
    <style:style style:name="T279" style:parent-style-name="Standaardalinea-lettertype" style:family="text">
      <style:text-properties fo:font-weight="bold" style:font-weight-asian="bold" style:font-weight-complex="bold" fo:language="nl" fo:country="NL"/>
    </style:style>
    <style:style style:name="T280" style:parent-style-name="Standaardalinea-lettertype" style:family="text">
      <style:text-properties fo:language="nl" fo:country="NL"/>
    </style:style>
    <style:style style:name="T281" style:parent-style-name="Standaardalinea-lettertype" style:family="text">
      <style:text-properties fo:language="nl" fo:country="NL"/>
    </style:style>
    <style:style style:name="P282" style:parent-style-name="Standaard" style:list-style-name="LFO12" style:family="paragraph">
      <style:text-properties fo:language="nl" fo:country="NL"/>
    </style:style>
    <style:style style:name="P283" style:parent-style-name="Standaard" style:list-style-name="LFO12" style:family="paragraph">
      <style:text-properties fo:language="nl" fo:country="NL"/>
    </style:style>
    <style:style style:name="P284" style:parent-style-name="Standaard" style:list-style-name="LFO12" style:family="paragraph">
      <style:text-properties fo:language="nl" fo:country="NL"/>
    </style:style>
    <style:style style:name="P285" style:parent-style-name="Standaard" style:list-style-name="LFO12" style:family="paragraph">
      <style:text-properties fo:language="nl" fo:country="NL"/>
    </style:style>
    <style:style style:name="P286" style:parent-style-name="Standaard" style:family="paragraph">
      <style:text-properties fo:font-weight="bold" style:font-weight-asian="bold" style:font-weight-complex="bold"/>
    </style:style>
    <style:style style:name="P287" style:parent-style-name="Standaard" style:list-style-name="LFO13" style:family="paragraph">
      <style:text-properties fo:language="nl" fo:country="NL"/>
    </style:style>
    <style:style style:name="P288" style:parent-style-name="Standaard" style:list-style-name="LFO13" style:family="paragraph">
      <style:text-properties fo:language="nl" fo:country="NL"/>
    </style:style>
    <style:style style:name="P289" style:parent-style-name="Standaard" style:list-style-name="LFO13" style:family="paragraph">
      <style:text-properties fo:language="nl" fo:country="NL"/>
    </style:style>
    <style:style style:name="P290" style:parent-style-name="Standaard" style:family="paragraph">
      <style:text-properties fo:font-weight="bold" style:font-weight-asian="bold" style:font-weight-complex="bold" fo:language="nl" fo:country="NL"/>
    </style:style>
    <style:style style:name="T291" style:parent-style-name="Standaardalinea-lettertype" style:family="text">
      <style:text-properties fo:language="nl" fo:country="NL"/>
    </style:style>
    <style:style style:name="T292" style:parent-style-name="Standaardalinea-lettertype" style:family="text">
      <style:text-properties fo:font-weight="bold" style:font-weight-asian="bold" style:font-weight-complex="bold" fo:language="nl" fo:country="NL"/>
    </style:style>
    <style:style style:name="T293" style:parent-style-name="Standaardalinea-lettertype" style:family="text">
      <style:text-properties fo:language="nl" fo:country="NL"/>
    </style:style>
    <style:style style:name="T294" style:parent-style-name="Standaardalinea-lettertype" style:family="text">
      <style:text-properties style:font-name="Arial" style:font-name-complex="Arial" fo:language="nl" fo:country="NL"/>
    </style:style>
    <style:style style:name="P295" style:parent-style-name="Standaard" style:family="paragraph">
      <style:text-properties fo:font-weight="bold" style:font-weight-asian="bold" style:font-weight-complex="bold" fo:language="nl" fo:country="NL"/>
    </style:style>
    <style:style style:name="P296" style:parent-style-name="Standaard" style:list-style-name="LFO14" style:family="paragraph"/>
    <style:style style:name="T297" style:parent-style-name="Standaardalinea-lettertype" style:family="text">
      <style:text-properties fo:font-weight="bold" style:font-weight-asian="bold" style:font-weight-complex="bold" fo:language="nl" fo:country="NL"/>
    </style:style>
    <style:style style:name="T298" style:parent-style-name="Standaardalinea-lettertype" style:family="text">
      <style:text-properties fo:language="nl" fo:country="NL"/>
    </style:style>
    <style:style style:name="P299" style:parent-style-name="Standaard" style:list-style-name="LFO14" style:family="paragraph"/>
    <style:style style:name="T300" style:parent-style-name="Standaardalinea-lettertype" style:family="text">
      <style:text-properties fo:font-weight="bold" style:font-weight-asian="bold" style:font-weight-complex="bold" fo:language="nl" fo:country="NL"/>
    </style:style>
    <style:style style:name="T301" style:parent-style-name="Standaardalinea-lettertype" style:family="text">
      <style:text-properties fo:font-weight="bold" style:font-weight-asian="bold" style:font-weight-complex="bold" fo:language="nl" fo:country="NL"/>
    </style:style>
    <style:style style:name="T302" style:parent-style-name="Standaardalinea-lettertype" style:family="text">
      <style:text-properties fo:language="nl" fo:country="NL"/>
    </style:style>
    <style:style style:name="P303" style:parent-style-name="Standaard" style:list-style-name="LFO14" style:family="paragraph"/>
    <style:style style:name="T304" style:parent-style-name="Standaardalinea-lettertype" style:family="text">
      <style:text-properties fo:font-weight="bold" style:font-weight-asian="bold" style:font-weight-complex="bold" fo:language="nl" fo:country="NL"/>
    </style:style>
    <style:style style:name="T305" style:parent-style-name="Standaardalinea-lettertype" style:family="text">
      <style:text-properties fo:language="nl" fo:country="NL"/>
    </style:style>
    <style:style style:name="P306" style:parent-style-name="Standaard" style:list-style-name="LFO14" style:family="paragraph"/>
    <style:style style:name="T307" style:parent-style-name="Standaardalinea-lettertype" style:family="text">
      <style:text-properties fo:font-weight="bold" style:font-weight-asian="bold" style:font-weight-complex="bold"/>
    </style:style>
    <style:style style:name="P308" style:parent-style-name="Standaard" style:list-style-name="LFO14" style:family="paragraph"/>
    <style:style style:name="T309" style:parent-style-name="Standaardalinea-lettertype" style:family="text">
      <style:text-properties fo:font-weight="bold" style:font-weight-asian="bold" style:font-weight-complex="bold" fo:language="nl" fo:country="NL"/>
    </style:style>
    <style:style style:name="T310" style:parent-style-name="Standaardalinea-lettertype" style:family="text">
      <style:text-properties fo:language="nl" fo:country="NL"/>
    </style:style>
    <style:style style:name="P311" style:parent-style-name="Standaard" style:family="paragraph">
      <style:text-properties fo:font-weight="bold" style:font-weight-asian="bold" style:font-weight-complex="bold" fo:language="nl" fo:country="NL"/>
    </style:style>
    <style:style style:name="P312" style:parent-style-name="Standaard" style:family="paragraph">
      <style:text-properties fo:language="nl" fo:country="NL"/>
    </style:style>
    <style:style style:name="P313" style:parent-style-name="Standaard" style:list-style-name="LFO15" style:family="paragraph"/>
    <style:style style:name="T314" style:parent-style-name="Standaardalinea-lettertype" style:family="text">
      <style:text-properties fo:font-weight="bold" style:font-weight-asian="bold" style:font-weight-complex="bold" fo:language="nl" fo:country="NL"/>
    </style:style>
    <style:style style:name="T315" style:parent-style-name="Standaardalinea-lettertype" style:family="text">
      <style:text-properties fo:language="nl" fo:country="NL"/>
    </style:style>
    <style:style style:name="P316" style:parent-style-name="Standaard" style:list-style-name="LFO15" style:family="paragraph"/>
    <style:style style:name="T317" style:parent-style-name="Standaardalinea-lettertype" style:family="text">
      <style:text-properties fo:font-weight="bold" style:font-weight-asian="bold" style:font-weight-complex="bold"/>
    </style:style>
    <style:style style:name="P318" style:parent-style-name="Standaard" style:family="paragraph">
      <style:text-properties fo:font-weight="bold" style:font-weight-asian="bold" style:font-weight-complex="bold"/>
    </style:style>
    <style:style style:name="P319" style:parent-style-name="Standaard" style:list-style-name="LFO16" style:family="paragraph">
      <style:text-properties fo:language="nl" fo:country="NL"/>
    </style:style>
    <style:style style:name="P320" style:parent-style-name="Standaard" style:list-style-name="LFO16" style:family="paragraph"/>
    <style:style style:name="P321" style:parent-style-name="Standaard" style:list-style-name="LFO16" style:family="paragraph">
      <style:text-properties fo:language="nl" fo:country="NL"/>
    </style:style>
    <style:style style:name="P322" style:parent-style-name="Standaard" style:list-style-name="LFO16" style:family="paragraph"/>
    <style:style style:name="P323" style:parent-style-name="Standaard" style:list-style-name="LFO16" style:family="paragraph"/>
    <style:style style:name="P324" style:parent-style-name="Standaard" style:family="paragraph">
      <style:text-properties fo:font-weight="bold" style:font-weight-asian="bold" style:font-weight-complex="bold"/>
    </style:style>
    <style:style style:name="P325" style:parent-style-name="Standaard" style:family="paragraph">
      <style:text-properties fo:font-weight="bold" style:font-weight-asian="bold" style:font-weight-complex="bold"/>
    </style:style>
    <style:style style:name="P326" style:parent-style-name="Standaard" style:list-style-name="LFO17" style:family="paragraph"/>
    <style:style style:name="T327" style:parent-style-name="Standaardalinea-lettertype" style:family="text">
      <style:text-properties fo:language="nl" fo:country="NL"/>
    </style:style>
    <style:style style:name="T328" style:parent-style-name="Standaardalinea-lettertype" style:family="text">
      <style:text-properties fo:font-weight="bold" style:font-weight-asian="bold" style:font-weight-complex="bold" fo:language="nl" fo:country="NL"/>
    </style:style>
    <style:style style:name="T329" style:parent-style-name="Standaardalinea-lettertype" style:family="text">
      <style:text-properties fo:language="nl" fo:country="NL"/>
    </style:style>
    <style:style style:name="P330" style:parent-style-name="Standaard" style:list-style-name="LFO17" style:family="paragraph">
      <style:text-properties fo:language="nl" fo:country="NL"/>
    </style:style>
    <style:style style:name="P331" style:parent-style-name="Standaard" style:family="paragraph">
      <style:text-properties fo:font-weight="bold" style:font-weight-asian="bold" style:font-weight-complex="bold"/>
    </style:style>
    <style:style style:name="P332" style:parent-style-name="Standaard" style:list-style-name="LFO18" style:family="paragraph"/>
    <style:style style:name="T333" style:parent-style-name="Standaardalinea-lettertype" style:family="text">
      <style:text-properties fo:language="nl" fo:country="NL"/>
    </style:style>
    <style:style style:name="T334" style:parent-style-name="Standaardalinea-lettertype" style:family="text">
      <style:text-properties fo:font-weight="bold" style:font-weight-asian="bold" style:font-weight-complex="bold" fo:language="nl" fo:country="NL"/>
    </style:style>
    <style:style style:name="T335" style:parent-style-name="Standaardalinea-lettertype" style:family="text">
      <style:text-properties fo:language="nl" fo:country="NL"/>
    </style:style>
    <style:style style:name="P336" style:parent-style-name="Standaard" style:list-style-name="LFO18" style:family="paragraph">
      <style:text-properties fo:language="nl" fo:country="NL"/>
    </style:style>
    <style:style style:name="P337" style:parent-style-name="Standaard" style:list-style-name="LFO18" style:family="paragraph"/>
    <style:style style:name="T338" style:parent-style-name="Standaardalinea-lettertype" style:family="text">
      <style:text-properties fo:language="nl" fo:country="NL"/>
    </style:style>
    <style:style style:name="P339" style:parent-style-name="Standaard" style:family="paragraph">
      <style:text-properties fo:font-weight="bold" style:font-weight-asian="bold" style:font-weight-complex="bold"/>
    </style:style>
    <style:style style:name="P340" style:parent-style-name="Standaard" style:list-style-name="LFO19" style:family="paragraph"/>
    <style:style style:name="T341" style:parent-style-name="Standaardalinea-lettertype" style:family="text">
      <style:text-properties fo:language="nl" fo:country="NL"/>
    </style:style>
    <style:style style:name="T342" style:parent-style-name="Standaardalinea-lettertype" style:family="text">
      <style:text-properties fo:language="nl" fo:country="NL"/>
    </style:style>
    <style:style style:name="T343" style:parent-style-name="Standaardalinea-lettertype" style:family="text">
      <style:text-properties fo:font-weight="bold" style:font-weight-asian="bold" style:font-weight-complex="bold" fo:language="nl" fo:country="NL"/>
    </style:style>
    <style:style style:name="P344" style:parent-style-name="Standaard" style:list-style-name="LFO19" style:family="paragraph">
      <style:text-properties fo:language="nl" fo:country="NL"/>
    </style:style>
    <style:style style:name="P345" style:parent-style-name="Standaard" style:list-style-name="LFO19" style:family="paragraph">
      <style:text-properties fo:language="nl" fo:country="NL"/>
    </style:style>
    <style:style style:name="P346" style:parent-style-name="Standaard" style:family="paragraph">
      <style:text-properties fo:font-weight="bold" style:font-weight-asian="bold" style:font-weight-complex="bold"/>
    </style:style>
    <style:style style:name="P347" style:parent-style-name="Standaard" style:list-style-name="LFO20" style:family="paragraph">
      <style:text-properties fo:language="nl" fo:country="NL"/>
    </style:style>
    <style:style style:name="P348" style:parent-style-name="Standaard" style:list-style-name="LFO20" style:family="paragraph">
      <style:text-properties fo:language="nl" fo:country="NL"/>
    </style:style>
    <style:style style:name="P349" style:parent-style-name="Standaard" style:family="paragraph">
      <style:text-properties fo:font-weight="bold" style:font-weight-asian="bold" style:font-weight-complex="bold" fo:language="nl" fo:country="NL"/>
    </style:style>
    <style:style style:name="P350" style:parent-style-name="Standaard" style:family="paragraph">
      <style:text-properties fo:font-weight="bold" style:font-weight-asian="bold" style:font-weight-complex="bold" fo:language="nl" fo:country="NL"/>
    </style:style>
    <style:style style:name="T351" style:parent-style-name="Standaardalinea-lettertype" style:family="text">
      <style:text-properties fo:language="nl" fo:country="NL"/>
    </style:style>
    <style:style style:name="T352" style:parent-style-name="Standaardalinea-lettertype" style:family="text">
      <style:text-properties fo:font-weight="bold" style:font-weight-asian="bold" style:font-weight-complex="bold" fo:language="nl" fo:country="NL"/>
    </style:style>
    <style:style style:name="T353" style:parent-style-name="Standaardalinea-lettertype" style:family="text">
      <style:text-properties fo:language="nl" fo:country="NL"/>
    </style:style>
    <style:style style:name="T354" style:parent-style-name="Standaardalinea-lettertype" style:family="text">
      <style:text-properties fo:font-weight="bold" style:font-weight-asian="bold" style:font-weight-complex="bold"/>
    </style:style>
    <style:style style:name="P355" style:parent-style-name="Standaard" style:list-style-name="LFO21" style:family="paragraph">
      <style:text-properties fo:language="nl" fo:country="NL"/>
    </style:style>
    <style:style style:name="P356" style:parent-style-name="Standaard" style:list-style-name="LFO21" style:family="paragraph">
      <style:text-properties fo:language="nl" fo:country="NL"/>
    </style:style>
    <style:style style:name="P357" style:parent-style-name="Standaard" style:list-style-name="LFO21" style:family="paragraph">
      <style:text-properties fo:language="nl" fo:country="NL"/>
    </style:style>
    <style:style style:name="T358" style:parent-style-name="Standaardalinea-lettertype" style:family="text">
      <style:text-properties fo:font-weight="bold" style:font-weight-asian="bold" style:font-weight-complex="bold"/>
    </style:style>
    <style:style style:name="P359" style:parent-style-name="Standaard" style:list-style-name="LFO22" style:family="paragraph">
      <style:text-properties fo:language="nl" fo:country="NL"/>
    </style:style>
    <style:style style:name="P360" style:parent-style-name="Standaard" style:list-style-name="LFO22" style:family="paragraph">
      <style:text-properties fo:language="nl" fo:country="NL"/>
    </style:style>
    <style:style style:name="P361" style:parent-style-name="Standaard" style:list-style-name="LFO22" style:family="paragraph">
      <style:text-properties fo:language="nl" fo:country="NL"/>
    </style:style>
    <style:style style:name="P362" style:parent-style-name="Standaard" style:family="paragraph">
      <style:text-properties fo:font-weight="bold" style:font-weight-asian="bold" style:font-weight-complex="bold"/>
    </style:style>
    <style:style style:name="P363" style:parent-style-name="Standaard" style:list-style-name="LFO23" style:family="paragraph"/>
    <style:style style:name="T364" style:parent-style-name="Standaardalinea-lettertype" style:family="text">
      <style:text-properties fo:font-weight="bold" style:font-weight-asian="bold" style:font-weight-complex="bold" fo:language="nl" fo:country="NL"/>
    </style:style>
    <style:style style:name="T365" style:parent-style-name="Standaardalinea-lettertype" style:family="text">
      <style:text-properties fo:language="nl" fo:country="NL"/>
    </style:style>
    <style:style style:name="P366" style:parent-style-name="Standaard" style:list-style-name="LFO23" style:family="paragraph"/>
    <style:style style:name="T367" style:parent-style-name="Standaardalinea-lettertype" style:family="text">
      <style:text-properties fo:font-weight="bold" style:font-weight-asian="bold" style:font-weight-complex="bold"/>
    </style:style>
    <style:style style:name="P368" style:parent-style-name="Standaard" style:list-style-name="LFO23" style:family="paragraph"/>
    <style:style style:name="T369" style:parent-style-name="Standaardalinea-lettertype" style:family="text">
      <style:text-properties fo:font-weight="bold" style:font-weight-asian="bold" style:font-weight-complex="bold"/>
    </style:style>
    <style:style style:name="P370" style:parent-style-name="Standaard" style:family="paragraph">
      <style:text-properties fo:font-weight="bold" style:font-weight-asian="bold" style:font-weight-complex="bold"/>
    </style:style>
    <style:style style:name="P371" style:parent-style-name="Standaard" style:list-style-name="LFO24" style:family="paragraph"/>
    <style:style style:name="P372" style:parent-style-name="Standaard" style:list-style-name="LFO24" style:family="paragraph">
      <style:text-properties fo:language="nl" fo:country="NL"/>
    </style:style>
    <style:style style:name="P373" style:parent-style-name="Standaard" style:list-style-name="LFO24" style:family="paragraph"/>
    <style:style style:name="P374" style:parent-style-name="Standaard" style:family="paragraph">
      <style:text-properties fo:font-weight="bold" style:font-weight-asian="bold" style:font-weight-complex="bold" fo:language="nl" fo:country="NL"/>
    </style:style>
    <style:style style:name="P375" style:parent-style-name="Standaard" style:family="paragraph">
      <style:text-properties fo:font-weight="bold" style:font-weight-asian="bold" style:font-weight-complex="bold" fo:language="nl" fo:country="NL"/>
    </style:style>
    <style:style style:name="P376" style:parent-style-name="Standaard" style:family="paragraph">
      <style:text-properties fo:language="nl" fo:country="NL"/>
    </style:style>
    <style:style style:name="P377" style:parent-style-name="Standaard" style:family="paragraph">
      <style:text-properties fo:font-weight="bold" style:font-weight-asian="bold" style:font-weight-complex="bold" fo:language="nl" fo:country="NL"/>
    </style:style>
    <style:style style:name="P378" style:parent-style-name="Standaard" style:family="paragraph">
      <style:text-properties fo:language="nl" fo:country="NL"/>
    </style:style>
    <style:style style:name="T379" style:parent-style-name="Standaardalinea-lettertype" style:family="text">
      <style:text-properties fo:font-weight="bold" style:font-weight-asian="bold" style:font-weight-complex="bold" fo:language="nl" fo:country="NL"/>
    </style:style>
    <style:style style:name="T380" style:parent-style-name="Standaardalinea-lettertype" style:family="text">
      <style:text-properties fo:font-weight="bold" style:font-weight-asian="bold" style:font-weight-complex="bold" fo:language="nl" fo:country="NL"/>
    </style:style>
    <style:style style:name="P381" style:parent-style-name="Standaard" style:list-style-name="LFO25" style:family="paragraph">
      <style:text-properties fo:language="nl" fo:country="NL"/>
    </style:style>
    <style:style style:name="P382" style:parent-style-name="Standaard" style:list-style-name="LFO25" style:family="paragraph"/>
    <style:style style:name="T383" style:parent-style-name="Standaardalinea-lettertype" style:family="text">
      <style:text-properties fo:language="nl" fo:country="NL"/>
    </style:style>
    <style:style style:name="T384" style:parent-style-name="Standaardalinea-lettertype" style:family="text">
      <style:text-properties fo:font-weight="bold" style:font-weight-asian="bold" style:font-weight-complex="bold" fo:language="nl" fo:country="NL"/>
    </style:style>
    <style:style style:name="T385" style:parent-style-name="Standaardalinea-lettertype" style:family="text">
      <style:text-properties fo:font-weight="bold" style:font-weight-asian="bold" style:font-weight-complex="bold" fo:language="nl" fo:country="NL"/>
    </style:style>
    <style:style style:name="T386" style:parent-style-name="Standaardalinea-lettertype" style:family="text">
      <style:text-properties fo:language="nl" fo:country="NL"/>
    </style:style>
    <style:style style:name="P387" style:parent-style-name="Standaard" style:family="paragraph">
      <style:paragraph-properties fo:margin-left="0.5in">
        <style:tab-stops/>
      </style:paragraph-properties>
    </style:style>
    <style:style style:name="T388" style:parent-style-name="Standaardalinea-lettertype" style:family="text">
      <style:text-properties fo:font-weight="bold" style:font-weight-asian="bold" style:font-weight-complex="bold"/>
    </style:style>
    <style:style style:name="P389" style:parent-style-name="Standaard" style:list-style-name="LFO26" style:family="paragraph"/>
    <style:style style:name="T390" style:parent-style-name="Standaardalinea-lettertype" style:family="text">
      <style:text-properties fo:font-weight="bold" style:font-weight-asian="bold" style:font-weight-complex="bold" fo:language="nl" fo:country="NL"/>
    </style:style>
    <style:style style:name="T391" style:parent-style-name="Standaardalinea-lettertype" style:family="text">
      <style:text-properties fo:language="nl" fo:country="NL"/>
    </style:style>
    <style:style style:name="P392" style:parent-style-name="Standaard" style:list-style-name="LFO26" style:family="paragraph"/>
    <style:style style:name="T393" style:parent-style-name="Standaardalinea-lettertype" style:family="text">
      <style:text-properties fo:font-weight="bold" style:font-weight-asian="bold" style:font-weight-complex="bold" fo:language="nl" fo:country="NL"/>
    </style:style>
    <style:style style:name="T394" style:parent-style-name="Standaardalinea-lettertype" style:family="text">
      <style:text-properties fo:language="nl" fo:country="NL"/>
    </style:style>
    <style:style style:name="P395" style:parent-style-name="Standaard" style:list-style-name="LFO26" style:family="paragraph"/>
    <style:style style:name="T396" style:parent-style-name="Standaardalinea-lettertype" style:family="text">
      <style:text-properties fo:font-weight="bold" style:font-weight-asian="bold" style:font-weight-complex="bold" fo:language="nl" fo:country="NL"/>
    </style:style>
    <style:style style:name="T397" style:parent-style-name="Standaardalinea-lettertype" style:family="text">
      <style:text-properties fo:language="nl" fo:country="NL"/>
    </style:style>
    <style:style style:name="P398" style:parent-style-name="Standaard" style:family="paragraph">
      <style:text-properties fo:font-weight="bold" style:font-weight-asian="bold" style:font-weight-complex="bold"/>
    </style:style>
    <style:style style:name="P399" style:parent-style-name="Standaard" style:list-style-name="LFO27" style:family="paragraph"/>
    <style:style style:name="P400" style:parent-style-name="Standaard" style:list-style-name="LFO27" style:family="paragraph">
      <style:text-properties fo:language="nl" fo:country="NL"/>
    </style:style>
    <style:style style:name="P401" style:parent-style-name="Standaard" style:family="paragraph">
      <style:text-properties fo:font-weight="bold" style:font-weight-asian="bold" style:font-weight-complex="bold" fo:language="nl" fo:country="NL"/>
    </style:style>
    <style:style style:name="P402" style:parent-style-name="Standaard" style:family="paragraph">
      <style:text-properties fo:language="nl" fo:country="NL"/>
    </style:style>
    <style:style style:name="P403" style:parent-style-name="Standaard" style:family="paragraph">
      <style:text-properties fo:font-weight="bold" style:font-weight-asian="bold" style:font-weight-complex="bold"/>
    </style:style>
    <style:style style:name="P404" style:parent-style-name="Standaard" style:list-style-name="LFO28" style:family="paragraph"/>
    <style:style style:name="P405" style:parent-style-name="Standaard" style:list-style-name="LFO28" style:family="paragraph"/>
    <style:style style:name="P406" style:parent-style-name="Standaard" style:list-style-name="LFO28" style:family="paragraph"/>
    <style:style style:name="P407" style:parent-style-name="Standaard" style:list-style-name="LFO28" style:family="paragraph"/>
    <style:style style:name="P408" style:parent-style-name="Standaard" style:list-style-name="LFO28" style:family="paragraph"/>
    <style:style style:name="P409" style:parent-style-name="Standaard" style:family="paragraph">
      <style:text-properties fo:font-weight="bold" style:font-weight-asian="bold" style:font-weight-complex="bold"/>
    </style:style>
    <style:style style:name="P410" style:parent-style-name="Standaard" style:list-style-name="LFO29" style:family="paragraph"/>
    <style:style style:name="P411" style:parent-style-name="Standaard" style:list-style-name="LFO29" style:family="paragraph"/>
    <style:style style:name="P412" style:parent-style-name="Standaard" style:list-style-name="LFO29" style:family="paragraph"/>
    <style:style style:name="P413" style:parent-style-name="Standaard" style:list-style-name="LFO29" style:family="paragraph"/>
    <style:style style:name="P414" style:parent-style-name="Standaard" style:list-style-name="LFO29" style:family="paragraph"/>
    <style:style style:name="P415" style:parent-style-name="Standaard" style:family="paragraph">
      <style:text-properties fo:font-weight="bold" style:font-weight-asian="bold" style:font-weight-complex="bold" fo:language="nl" fo:country="NL"/>
    </style:style>
    <style:style style:name="P416" style:parent-style-name="Standaard" style:list-style-name="LFO30" style:family="paragraph"/>
    <style:style style:name="P417" style:parent-style-name="Standaard" style:list-style-name="LFO30" style:family="paragraph"/>
    <style:style style:name="P418" style:parent-style-name="Standaard" style:list-style-name="LFO30" style:family="paragraph">
      <style:text-properties fo:language="nl" fo:country="NL"/>
    </style:style>
    <style:style style:name="P419" style:parent-style-name="Standaard" style:list-style-name="LFO30" style:family="paragraph"/>
    <style:style style:name="P420" style:parent-style-name="Standaard" style:list-style-name="LFO30" style:family="paragraph"/>
    <style:style style:name="P421" style:parent-style-name="Standaard" style:family="paragraph">
      <style:text-properties fo:font-weight="bold" style:font-weight-asian="bold" style:font-weight-complex="bold" fo:language="nl" fo:country="NL"/>
    </style:style>
    <style:style style:name="P422" style:parent-style-name="Standaard" style:family="paragraph">
      <style:text-properties fo:language="nl" fo:country="NL"/>
    </style:style>
    <style:style style:name="P423" style:parent-style-name="Standaard" style:family="paragraph">
      <style:text-properties fo:language="nl" fo:country="NL"/>
    </style:style>
    <style:style style:name="P424" style:parent-style-name="Standaard" style:list-style-name="LFO31" style:family="paragraph">
      <style:text-properties fo:language="nl" fo:country="NL"/>
    </style:style>
    <style:style style:name="P425" style:parent-style-name="Standaard" style:list-style-name="LFO31" style:family="paragraph"/>
    <style:style style:name="P426" style:parent-style-name="Standaard" style:list-style-name="LFO31" style:family="paragraph"/>
    <style:style style:name="P427" style:parent-style-name="Standaard" style:list-style-name="LFO31" style:family="paragraph">
      <style:text-properties fo:language="nl" fo:country="NL"/>
    </style:style>
    <style:style style:name="P428" style:parent-style-name="Standaard" style:family="paragraph">
      <style:text-properties fo:language="nl" fo:country="NL"/>
    </style:style>
    <style:style style:name="P429" style:parent-style-name="Standaard" style:family="paragraph">
      <style:text-properties fo:language="nl" fo:country="NL"/>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chnisch Ontwerp – MA Fit App</text:p>
      <text:p text:style-name="Standaard"><text:span text:style-name="T2">Project:</text:span><text:span text:style-name="T3"> MA Fit gezondheidsapp voor studenten</text:span><text:span text:style-name="T4"><text:line-break/></text:span><text:span text:style-name="T5">Auteur:</text:span><text:span text:style-name="T6"><text:s/>Rayan Aghmer</text:span><text:span text:style-name="T7"><text:line-break/></text:span><text:span text:style-name="T8">Datum:</text:span><text:span text:style-name="T9"> 27/11/2025</text:span><text:span text:style-name="T10"><text:line-break/></text:span><text:span text:style-name="T11">Keuzedelen:</text:span><text:span text:style-name="T12"> Verdiepen software &amp; Deepdive frontend</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soft-page-break/>
      <text:p text:style-name="P35">Inhoudsopgave</text:p>
      <text:list text:style-name="LFO1" text:continue-numbering="true">
        <text:list-item>
          <text:p text:style-name="P36">Inleiding</text:p>
        </text:list-item>
        <text:list-item>
          <text:p text:style-name="P37">Doelstelling</text:p>
        </text:list-item>
        <text:list-item>
          <text:p text:style-name="P38">Overzicht van het systeem</text:p>
        </text:list-item>
        <text:list-item>
          <text:p text:style-name="P39">Gebruikte frameworks, talen en versies</text:p>
        </text:list-item>
        <text:list-item>
          <text:p text:style-name="P40">Architectuur en structuur</text:p>
        </text:list-item>
        <text:list-item>
          <text:p text:style-name="P41">De mobiele app (frontend)</text:p>
        </text:list-item>
        <text:list-item>
          <text:p text:style-name="P42">De backend en API</text:p>
        </text:list-item>
        <text:list-item>
          <text:p text:style-name="P43">Het beheerpaneel (CMS)</text:p>
        </text:list-item>
        <text:list-item>
          <text:p text:style-name="P44">Beveiliging en privacy</text:p>
        </text:list-item>
        <text:list-item>
          <text:p text:style-name="P45">Ontwikkeling en testen</text:p>
        </text:list-item>
        <text:list-item>
          <text:p text:style-name="P46">Uitrollen en hosten</text:p>
        </text:list-item>
        <text:list-item>
          <text:p text:style-name="P47">Planning en sprints</text:p>
        </text:list-item>
        <text:list-item>
          <text:p text:style-name="P48">Conclusie</text:p>
        </text:list-item>
      </text:list>
      <text:p text:style-name="Standaard"/>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1. Inleiding</text:p>
      <text:p text:style-name="P61">De MA Fit App is een mobiele applicatie voor studenten van het Mediacollege waarmee zij hun mentale gezondheid kunnen monitoren en verbeteren. Studenten kunnen een wekelijkse check‑in invullen, challenges doen, informatie lezen over de 8 Brain Balance‑pijlers.</text:p>
      <text:p text:style-name="P62">Dit technisch ontwerp beschrijft op een begrijpelijke manier hoe de app gebouwd wordt: welke techniek we gebruiken, hoe de onderdelen samenwerken en hoe we zorgen dat alles veilig en werkend blijft.</text:p>
      <text:p text:style-name="Standaard"><draw:custom-shape svg:x="0in" svg:y="0in" svg:width="0in" svg:height="0.01042in" draw:id="id0" draw:style-name="a0" draw:name="Horizontal Line 172" text:anchor-type="as-char"><svg:title/><svg:desc/><draw:enhanced-geometry draw:type="non-primitive" svg:viewBox="0 0 21600 21600" draw:enhanced-path="M 0 0 L 21600 0 21600 21600 0 21600 Z N"/></draw:custom-shape></text:p>
      <text:p text:style-name="P63">2. Doelstelling</text:p>
      <text:p text:style-name="P64">Het doel van dit document is om duidelijk vast te leggen:</text:p>
      <text:list text:style-name="LFO2" text:continue-numbering="true">
        <text:list-item>
          <text:p text:style-name="P65">Welke tools en versies we gebruiken</text:p>
        </text:list-item>
        <text:list-item>
          <text:p text:style-name="P66">Hoe de app technisch in elkaar zit</text:p>
        </text:list-item>
        <text:list-item>
          <text:p text:style-name="P67">Hoe we tijdens ontwikkeling alles lokaal draaien en later alles online zetten</text:p>
        </text:list-item>
      </text:list>
      <text:p text:style-name="P68">Zo weet iedereen (docenten, opdrachtgevers, andere ontwikkelaars) wat er gebouwd wordt en hoe.</text:p>
      <text:p text:style-name="Standaard"><draw:custom-shape svg:x="0in" svg:y="0in" svg:width="0in" svg:height="0.01042in" draw:id="id1" draw:style-name="a1" draw:name="Horizontal Line 173" text:anchor-type="as-char"><svg:title/><svg:desc/><draw:enhanced-geometry draw:type="non-primitive" svg:viewBox="0 0 21600 21600" draw:enhanced-path="M 0 0 L 21600 0 21600 21600 0 21600 Z N"/></draw:custom-shape></text:p>
      <text:p text:style-name="P69">3. Overzicht van het systeem</text:p>
      <text:p text:style-name="P70">De MA Fit App bestaat uit drie onderdelen die samenwerken:</text:p>
      <text:list text:style-name="LFO3" text:continue-numbering="true">
        <text:list-item>
          <text:p text:style-name="P71"><text:span text:style-name="T72">Mobiele app</text:span><text:span text:style-name="T73"> – de app op de telefoon (iOS en Android)</text:span></text:p>
        </text:list-item>
        <text:list-item>
          <text:p text:style-name="P74"><text:span text:style-name="T75">Backend/API</text:span><text:span text:style-name="T76"> – de server die alle data opslaat en verwerkt</text:span></text:p>
        </text:list-item>
        <text:list-item>
          <text:p text:style-name="P77"><text:span text:style-name="T78">Beheerpaneel</text:span><text:span text:style-name="T79"> – een website waar medewerkers content kunnen beheren</text:span></text:p>
        </text:list-item>
      </text:list>
      <text:p text:style-name="P80">De mobiele app praat via internet (HTTPS) met de backend. Het beheerpaneel werkt met dezelfde backend en database.</text:p>
      <text:p text:style-name="Standaard"><draw:custom-shape svg:x="0in" svg:y="0in" svg:width="0in" svg:height="0.01042in" draw:id="id2" draw:style-name="a2" draw:name="Horizontal Line 174" text:anchor-type="as-char"><svg:title/><svg:desc/><draw:enhanced-geometry draw:type="non-primitive" svg:viewBox="0 0 21600 21600" draw:enhanced-path="M 0 0 L 21600 0 21600 21600 0 21600 Z N"/></draw:custom-shape></text:p>
      <text:p text:style-name="P81"/>
      <text:p text:style-name="P82"/>
      <text:p text:style-name="P83"/>
      <text:soft-page-break/>
      <text:p text:style-name="P84">4. Gebruikte frameworks, talen en versies</text:p>
      <text:p text:style-name="P85">Hieronder staan alle belangrijke tools en versies die in dit project gebruikt worden.</text:p>
      <text:p text:style-name="P86">Mobiele app (frontend)</text:p>
      <text:list text:style-name="LFO4" text:continue-numbering="true">
        <text:list-item>
          <text:p text:style-name="P87"><text:span text:style-name="T88">Framework:</text:span> React Native</text:p>
        </text:list-item>
        <text:list-item>
          <text:p text:style-name="P89"><text:span text:style-name="T90">Tooling:</text:span> Expo (Managed Workflow)</text:p>
        </text:list-item>
        <text:list-item>
          <text:p text:style-name="P91"><text:span text:style-name="T92">Programmeertaal:</text:span> TypeScript</text:p>
        </text:list-item>
        <text:list-item>
          <text:p text:style-name="P93"><text:span text:style-name="T94">Versies:</text:span></text:p>
          <text:list text:continue-numbering="true">
            <text:list-item>
              <text:p text:style-name="P95">React Native: <text:span text:style-name="T96">0.82.x</text:span></text:p>
            </text:list-item>
            <text:list-item>
              <text:p text:style-name="P97">Expo SDK: <text:span text:style-name="T98">53.x</text:span></text:p>
            </text:list-item>
            <text:list-item>
              <text:p text:style-name="P99">TypeScript: <text:span text:style-name="T100">5.9.x</text:span></text:p>
            </text:list-item>
            <text:list-item>
              <text:p text:style-name="P101">PHP: 8.4.6</text:p>
            </text:list-item>
            <text:list-item>
              <text:p text:style-name="P102">Laravel: 5.23.1</text:p>
            </text:list-item>
          </text:list>
        </text:list-item>
        <text:list-item>
          <text:p text:style-name="P103"><text:span text:style-name="T104">Extra packages:</text:span></text:p>
          <text:list text:continue-numbering="true">
            <text:list-item>
              <text:p text:style-name="P105">React Navigation (voor navigatie tussen schermen)</text:p>
            </text:list-item>
            <text:list-item>
              <text:p text:style-name="P106">Expo Notifications (voor push‑notificaties)</text:p>
            </text:list-item>
            <text:list-item>
              <text:p text:style-name="P107">Expo Sensors (voor pedometer/stappen)</text:p>
            </text:list-item>
            <text:list-item>
              <text:p text:style-name="P108">Axios (voor API‑communicatie)</text:p>
            </text:list-item>
          </text:list>
        </text:list-item>
      </text:list>
      <text:p text:style-name="P109">Backend en CMS</text:p>
      <text:list text:style-name="LFO5" text:continue-numbering="true">
        <text:list-item>
          <text:p text:style-name="P110"><text:span text:style-name="T111">Framework:</text:span> Laravel</text:p>
        </text:list-item>
        <text:list-item>
          <text:p text:style-name="P112"><text:span text:style-name="T113">CMS/Admin</text:span><text:span text:style-name="T114">‑paneel:</text:span> Filament</text:p>
        </text:list-item>
        <text:list-item>
          <text:p text:style-name="P115"><text:span text:style-name="T116">Programmeertaal:</text:span> PHP</text:p>
        </text:list-item>
        <text:list-item>
          <text:p text:style-name="P117"><text:span text:style-name="T118">Versies:</text:span></text:p>
          <text:list text:continue-numbering="true">
            <text:list-item>
              <text:p text:style-name="P119">PHP: <text:span text:style-name="T120">8.4.6</text:span></text:p>
            </text:list-item>
            <text:list-item>
              <text:p text:style-name="P121">Laravel: <text:span text:style-name="T122">5.23</text:span></text:p>
            </text:list-item>
            <text:list-item>
              <text:p text:style-name="P123">Filament: <text:span text:style-name="T124">5.0.0</text:span></text:p>
            </text:list-item>
          </text:list>
        </text:list-item>
        <text:list-item>
          <text:p text:style-name="P125"><text:span text:style-name="T126">Authenticatie:</text:span> Laravel Sanctum (voor token‑based login)</text:p>
        </text:list-item>
      </text:list>
      <text:soft-page-break/>
      <text:p text:style-name="P127">Database</text:p>
      <text:list text:style-name="LFO6" text:continue-numbering="true">
        <text:list-item>
          <text:p text:style-name="P128"><text:span text:style-name="T129">Systeem:</text:span><text:span text:style-name="T130"> MySQL </text:span><text:span text:style-name="T131">8.0.45</text:span></text:p>
        </text:list-item>
        <text:list-item>
          <text:p text:style-name="P132"><text:span text:style-name="T133">ORM:</text:span><text:span text:style-name="T134"> Eloquent (ingebouwd in Laravel)</text:span></text:p>
        </text:list-item>
      </text:list>
      <text:p text:style-name="P135">Webserver</text:p>
      <text:list text:style-name="LFO7" text:continue-numbering="true">
        <text:list-item>
          <text:p text:style-name="P136"><text:span text:style-name="T137">Lokaal:</text:span><text:s/>Docker</text:p>
        </text:list-item>
        <text:list-item>
          <text:p text:style-name="P138"><text:span text:style-name="T139">Productie:</text:span><text:span text:style-name="T140"> Nginx of Apache met PHP</text:span><text:span text:style-name="T141">‑FPM<text:s/></text:span></text:p>
        </text:list-item>
      </text:list>
      <text:p text:style-name="Standaard"><draw:custom-shape svg:x="0in" svg:y="0in" svg:width="0in" svg:height="0.01042in" draw:id="id3" draw:style-name="a3" draw:name="Horizontal Line 232" text:anchor-type="as-char"><svg:title/><svg:desc/><draw:enhanced-geometry draw:type="non-primitive" svg:viewBox="0 0 21600 21600" draw:enhanced-path="M 0 0 L 21600 0 21600 21600 0 21600 Z N"/></draw:custom-shape></text:p>
      <text:p text:style-name="P142">5. Architectuur en structuur</text:p>
      <text:p text:style-name="Standaard"><text:span text:style-name="T143">De app volgt een<text:s/></text:span><text:span text:style-name="T144"><text:s/>architectuur</text:span><text:span text:style-name="T145"> die duidelijk scheidt wat de gebruiker ziet, wat de logica doet en waar de data staat:</text:span></text:p>
      <text:p text:style-name="P146">Lagen</text:p>
      <text:list text:style-name="LFO8" text:continue-numbering="true">
        <text:list-item>
          <text:p text:style-name="P147"><text:span text:style-name="T148">Presentatielaag</text:span><text:span text:style-name="T149"> – de mobiele app (wat studenten zien)</text:span></text:p>
        </text:list-item>
        <text:list-item>
          <text:p text:style-name="P150"><text:span text:style-name="T151">Applicatielaag</text:span><text:span text:style-name="T152"> – Laravel (waar alle regels en logica zitten)</text:span></text:p>
        </text:list-item>
        <text:list-item>
          <text:p text:style-name="P153"><text:span text:style-name="T154">Beheerslaag</text:span><text:span text:style-name="T155"> – Filament (waar medewerkers content beheren)</text:span></text:p>
        </text:list-item>
        <text:list-item>
          <text:p text:style-name="P156"><text:span text:style-name="T157">Data</text:span><text:span text:style-name="T158">‑laag</text:span><text:span text:style-name="T159"> – MySQL</text:span><text:span text:style-name="T160">‑database (waar alles wordt opgeslagen)</text:span></text:p>
        </text:list-item>
      </text:list>
      <text:p text:style-name="P161">Alles communiceert via beveiligde API‑endpoints (HTTPS + JSON).</text:p>
      <text:p text:style-name="Standaard"><draw:custom-shape svg:x="0in" svg:y="0in" svg:width="0in" svg:height="0.01042in" draw:id="id4" draw:style-name="a4" draw:name="Horizontal Line 176" text:anchor-type="as-char"><svg:title/><svg:desc/><draw:enhanced-geometry draw:type="non-primitive" svg:viewBox="0 0 21600 21600" draw:enhanced-path="M 0 0 L 21600 0 21600 21600 0 21600 Z N"/></draw:custom-shape></text:p>
      <text:p text:style-name="P162">6. De mobiele app (frontend)</text:p>
      <text:p text:style-name="P163">Structuur van de code</text:p>
      <text:p text:style-name="P164">De app is opgebouwd met een duidelijke mappenstructuur:</text:p>
      <text:p text:style-name="P165"><text:s text:c="2"/>text</text:p>
      <text:p text:style-name="P166"><text:s text:c="2"/>/src</text:p>
      <text:p text:style-name="P167"><text:s text:c="2"/>/screens <text:s text:c="6"/>→ afzonderlijke schermen (Dashboard, Challenges, etc.)</text:p>
      <text:p text:style-name="P168"><text:s text:c="2"/>/components <text:s text:c="3"/>→ herbruikbare onderdelen (knoppen, kaarten, etc.)</text:p>
      <text:p text:style-name="Standaard"><text:span text:style-name="T169"><text:s text:c="2"/></text:span>/navigation <text:s text:c="3"/>→ navigatie‑configuratie</text:p>
      <text:p text:style-name="Standaard"><text:s text:c="2"/>/services <text:s text:c="5"/>→ API‑communicatie</text:p>
      <text:soft-page-break/>
      <text:p text:style-name="Standaard"><text:s text:c="2"/><text:span text:style-name="T170">/utils <text:s text:c="8"/>→ hulpfuncties (validatie, datums, etc.)</text:span></text:p>
      <text:p text:style-name="P171">Schermen</text:p>
      <text:p text:style-name="Standaard"><text:span text:style-name="T172">De app heeft vijf hoofdschermen via een </text:span><text:span text:style-name="T173">bottom</text:span><text:span text:style-name="T174">‑tab navigatie</text:span><text:span text:style-name="T175">:</text:span></text:p>
      <text:list text:style-name="LFO9" text:continue-numbering="true">
        <text:list-item>
          <text:p text:style-name="P176"><text:span text:style-name="T177">Dashboard</text:span><text:span text:style-name="T178"> – overzicht van je voortgang, laatste check</text:span><text:span text:style-name="T179">‑in, challenge van de dag, quote</text:span></text:p>
        </text:list-item>
        <text:list-item>
          <text:p text:style-name="P180"><text:span text:style-name="T181">Challenges</text:span><text:span text:style-name="T182"> – lijst met challenges + filter (Alle / Actief / Afgerond)</text:span></text:p>
        </text:list-item>
        <text:list-item>
          <text:p text:style-name="P183"><text:span text:style-name="T184">Check</text:span><text:span text:style-name="T185">‑in</text:span><text:span text:style-name="T186"> – wekelijkse vragenlijst (stemming, stress, wat ging goed/lastig)</text:span></text:p>
        </text:list-item>
        <text:list-item>
          <text:p text:style-name="P187"><text:span text:style-name="T188">Brain Balance</text:span><text:span text:style-name="T189"> – 8 pijlers met uitleg en artikelen</text:span></text:p>
        </text:list-item>
        <text:list-item>
          <text:p text:style-name="P190"><text:span text:style-name="T191">Profiel</text:span><text:span text:style-name="T192"> – jouw gegevens, instellingen, notificaties, uitloggen</text:span></text:p>
        </text:list-item>
      </text:list>
      <text:p text:style-name="P193">Communicatie met de backend</text:p>
      <text:p text:style-name="Standaard"><text:span text:style-name="T194">De app gebruikt een centrale </text:span><text:span text:style-name="T195">API</text:span><text:span text:style-name="T196">‑client</text:span><text:span text:style-name="T197"> (Axios) die:</text:span></text:p>
      <text:list text:style-name="LFO10" text:continue-numbering="true">
        <text:list-item>
          <text:p text:style-name="P198">Het basis‑adres van de API bevat (bijv. http://localhost:8000/api tijdens ontwikkeling)</text:p>
        </text:list-item>
        <text:list-item>
          <text:p text:style-name="P199">Bij elk verzoek automatisch jouw inlog‑token meestuurt (in de Authorization‑header)</text:p>
        </text:list-item>
        <text:list-item>
          <text:p text:style-name="P200">Fouten van de server omzet naar begrijpelijke meldingen</text:p>
        </text:list-item>
      </text:list>
      <text:p text:style-name="P201">Functionaliteiten</text:p>
      <text:list text:style-name="LFO11" text:continue-numbering="true">
        <text:list-item>
          <text:p text:style-name="P202"><text:span text:style-name="T203">Push</text:span><text:span text:style-name="T204">‑notificaties</text:span><text:span text:style-name="T205"> voor herinneringen (bijv. "Doe vandaag je check</text:span><text:span text:style-name="T206">‑in!")</text:span></text:p>
        </text:list-item>
        <text:list-item>
          <text:p text:style-name="P207"><text:span text:style-name="T208">Pedometer</text:span><text:span text:style-name="T209"> om stappen te tellen voor challenges</text:span></text:p>
        </text:list-item>
        <text:list-item>
          <text:p text:style-name="P210"><text:span text:style-name="T211">Secure Storage</text:span><text:span text:style-name="T212"> om je inlog</text:span><text:span text:style-name="T213">‑token veilig op te slaan</text:span></text:p>
        </text:list-item>
      </text:list>
      <text:p text:style-name="Standaard"><draw:custom-shape svg:x="0in" svg:y="0in" svg:width="0in" svg:height="0.01042in" draw:id="id5" draw:style-name="a5" draw:name="Horizontal Line 177" text:anchor-type="as-char"><svg:title/><svg:desc/><draw:enhanced-geometry draw:type="non-primitive" svg:viewBox="0 0 21600 21600" draw:enhanced-path="M 0 0 L 21600 0 21600 21600 0 21600 Z N"/></draw:custom-shape></text:p>
      <text:p text:style-name="P214">7. De backend en API</text:p>
      <text:p text:style-name="P215">Structuur van Laravel</text:p>
      <text:p text:style-name="P216">Laravel werkt met een MVC‑patroon (Model‑View‑Controller):</text:p>
      <text:p text:style-name="Standaard">text</text:p>
      <text:p text:style-name="Standaard">/routes/api.php <text:s text:c="8"/>→ alle API‑routes (GET, POST, PUT, DELETE)</text:p>
      <text:p text:style-name="P217">/app/Http/Controllers <text:s text:c="2"/>→ controllers die verzoeken verwerken</text:p>
      <text:p text:style-name="Standaard">/app/Models <text:s text:c="12"/>→ modellen (User, CheckIn, Challenge, etc.)</text:p>
      <text:soft-page-break/>
      <text:p text:style-name="P218">/app/Services <text:s text:c="10"/>→ extra logica (bijv. voortgang berekenen)</text:p>
      <text:p text:style-name="P219">/database/migrations <text:s text:c="3"/>→ tabellen aanmaken en aanpassen</text:p>
      <text:p text:style-name="P220">Belangrijkste API‑endpoints</text:p>
      <table:table table:style-name="Table221">
        <table:table-columns>
          <table:table-column table:style-name="TableColumn222"/>
          <table:table-column table:style-name="TableColumn223"/>
          <table:table-column table:style-name="TableColumn224"/>
        </table:table-columns>
        <table:table-header-rows>
          <table:table-row table:style-name="TableRow225">
            <table:table-cell table:style-name="TableCell226">
              <text:p text:style-name="P227">Methode</text:p>
            </table:table-cell>
            <table:table-cell table:style-name="TableCell228">
              <text:p text:style-name="P229">Endpoint</text:p>
            </table:table-cell>
            <table:table-cell table:style-name="TableCell230">
              <text:p text:style-name="P231">Functie</text:p>
            </table:table-cell>
          </table:table-row>
        </table:table-header-rows>
        <table:table-row table:style-name="TableRow232">
          <table:table-cell table:style-name="TableCell233">
            <text:p text:style-name="Standaard">POST</text:p>
          </table:table-cell>
          <table:table-cell table:style-name="TableCell234">
            <text:p text:style-name="Standaard">/api/auth/register</text:p>
          </table:table-cell>
          <table:table-cell table:style-name="TableCell235">
            <text:p text:style-name="Standaard">Account aanmaken</text:p>
          </table:table-cell>
        </table:table-row>
        <table:table-row table:style-name="TableRow236">
          <table:table-cell table:style-name="TableCell237">
            <text:p text:style-name="Standaard">POST</text:p>
          </table:table-cell>
          <table:table-cell table:style-name="TableCell238">
            <text:p text:style-name="Standaard">/api/auth/login</text:p>
          </table:table-cell>
          <table:table-cell table:style-name="TableCell239">
            <text:p text:style-name="Standaard">Inloggen en token krijgen</text:p>
          </table:table-cell>
        </table:table-row>
        <table:table-row table:style-name="TableRow240">
          <table:table-cell table:style-name="TableCell241">
            <text:p text:style-name="Standaard">POST</text:p>
          </table:table-cell>
          <table:table-cell table:style-name="TableCell242">
            <text:p text:style-name="Standaard">/api/auth/logout</text:p>
          </table:table-cell>
          <table:table-cell table:style-name="TableCell243">
            <text:p text:style-name="Standaard">Uitloggen</text:p>
          </table:table-cell>
        </table:table-row>
        <table:table-row table:style-name="TableRow244">
          <table:table-cell table:style-name="TableCell245">
            <text:p text:style-name="Standaard">GET</text:p>
          </table:table-cell>
          <table:table-cell table:style-name="TableCell246">
            <text:p text:style-name="Standaard">/api/profile</text:p>
          </table:table-cell>
          <table:table-cell table:style-name="TableCell247">
            <text:p text:style-name="Standaard">Jouw profielgegevens ophalen</text:p>
          </table:table-cell>
        </table:table-row>
        <table:table-row table:style-name="TableRow248">
          <table:table-cell table:style-name="TableCell249">
            <text:p text:style-name="Standaard">PUT</text:p>
          </table:table-cell>
          <table:table-cell table:style-name="TableCell250">
            <text:p text:style-name="Standaard">/api/profile</text:p>
          </table:table-cell>
          <table:table-cell table:style-name="TableCell251">
            <text:p text:style-name="Standaard">Profiel aanpassen</text:p>
          </table:table-cell>
        </table:table-row>
        <table:table-row table:style-name="TableRow252">
          <table:table-cell table:style-name="TableCell253">
            <text:p text:style-name="Standaard">GET</text:p>
          </table:table-cell>
          <table:table-cell table:style-name="TableCell254">
            <text:p text:style-name="Standaard">/api/challenges</text:p>
          </table:table-cell>
          <table:table-cell table:style-name="TableCell255">
            <text:p text:style-name="Standaard">Lijst van alle challenges</text:p>
          </table:table-cell>
        </table:table-row>
        <table:table-row table:style-name="TableRow256">
          <table:table-cell table:style-name="TableCell257">
            <text:p text:style-name="Standaard">GET</text:p>
          </table:table-cell>
          <table:table-cell table:style-name="TableCell258">
            <text:p text:style-name="Standaard">/api/challenges/{id}</text:p>
          </table:table-cell>
          <table:table-cell table:style-name="TableCell259">
            <text:p text:style-name="Standaard">Detailpagina van één challenge</text:p>
          </table:table-cell>
        </table:table-row>
        <table:table-row table:style-name="TableRow260">
          <table:table-cell table:style-name="TableCell261">
            <text:p text:style-name="Standaard">POST</text:p>
          </table:table-cell>
          <table:table-cell table:style-name="TableCell262">
            <text:p text:style-name="Standaard">/api/check-ins</text:p>
          </table:table-cell>
          <table:table-cell table:style-name="TableCell263">
            <text:p text:style-name="Standaard">Nieuwe check‑in opslaan</text:p>
          </table:table-cell>
        </table:table-row>
        <table:table-row table:style-name="TableRow264">
          <table:table-cell table:style-name="TableCell265">
            <text:p text:style-name="Standaard">GET</text:p>
          </table:table-cell>
          <table:table-cell table:style-name="TableCell266">
            <text:p text:style-name="Standaard">/api/check-ins</text:p>
          </table:table-cell>
          <table:table-cell table:style-name="TableCell267">
            <text:p text:style-name="P268">Al jouw eerdere check‑ins</text:p>
          </table:table-cell>
        </table:table-row>
        <table:table-row table:style-name="TableRow269">
          <table:table-cell table:style-name="TableCell270">
            <text:p text:style-name="Standaard">GET</text:p>
          </table:table-cell>
          <table:table-cell table:style-name="TableCell271">
            <text:p text:style-name="Standaard">/api/brain-balance</text:p>
          </table:table-cell>
          <table:table-cell table:style-name="TableCell272">
            <text:p text:style-name="Standaard">Uitleg over de 8 pijlers</text:p>
          </table:table-cell>
        </table:table-row>
        <table:table-row table:style-name="TableRow273">
          <table:table-cell table:style-name="TableCell274">
            <text:p text:style-name="Standaard">GET</text:p>
          </table:table-cell>
          <table:table-cell table:style-name="TableCell275">
            <text:p text:style-name="Standaard">/api/quotes/random</text:p>
          </table:table-cell>
          <table:table-cell table:style-name="TableCell276">
            <text:p text:style-name="Standaard">Een willekeurige quote</text:p>
          </table:table-cell>
        </table:table-row>
      </table:table>
      <text:p text:style-name="Standaard"/>
      <text:p text:style-name="Standaard"/>
      <text:p text:style-name="Standaard"/>
      <text:p text:style-name="Standaard"/>
      <text:p text:style-name="P277">Authenticatie</text:p>
      <text:soft-page-break/>
      <text:p text:style-name="Standaard"><text:span text:style-name="T278">We gebruiken </text:span><text:span text:style-name="T279">Laravel Sanctum</text:span><text:span text:style-name="T280"> voor token</text:span><text:span text:style-name="T281">‑based authenticatie:</text:span></text:p>
      <text:list text:style-name="LFO12" text:continue-numbering="true">
        <text:list-item>
          <text:p text:style-name="P282">Je logt in met e‑mail en wachtwoord</text:p>
        </text:list-item>
        <text:list-item>
          <text:p text:style-name="P283">De server geeft een uniek token terug</text:p>
        </text:list-item>
        <text:list-item>
          <text:p text:style-name="P284">Bij elk volgend verzoek stuur je dat token mee</text:p>
        </text:list-item>
        <text:list-item>
          <text:p text:style-name="P285">De server controleert of het token geldig is</text:p>
        </text:list-item>
      </text:list>
      <text:p text:style-name="P286">Validatie en beveiliging</text:p>
      <text:list text:style-name="LFO13" text:continue-numbering="true">
        <text:list-item>
          <text:p text:style-name="P287">Alle input wordt gecontroleerd voordat het wordt opgeslagen (bijvoorbeeld: is het e‑mailadres geldig?)</text:p>
        </text:list-item>
        <text:list-item>
          <text:p text:style-name="P288">Middleware controleert bij elke route of je bent ingelogd</text:p>
        </text:list-item>
        <text:list-item>
          <text:p text:style-name="P289">Rate‑limiting voorkomt misbruik (bijvoorbeeld maximaal 60 requests per minuut)</text:p>
        </text:list-item>
      </text:list>
      <text:p text:style-name="Standaard"><draw:custom-shape svg:x="0in" svg:y="0in" svg:width="0in" svg:height="0.01042in" draw:id="id6" draw:style-name="a6" draw:name="Horizontal Line 178" text:anchor-type="as-char"><svg:title/><svg:desc/><draw:enhanced-geometry draw:type="non-primitive" svg:viewBox="0 0 21600 21600" draw:enhanced-path="M 0 0 L 21600 0 21600 21600 0 21600 Z N"/></draw:custom-shape></text:p>
      <text:p text:style-name="P290">8. Het beheerpaneel (CMS)</text:p>
      <text:p text:style-name="Standaard"><text:span text:style-name="T291">Medewerkers van de MA kunnen via </text:span><text:span text:style-name="T292">Filament</text:span><text:span text:style-name="T293"> eenvoudig content beheren zonder zelf code te hoeven schrijven.</text:span><text:span text:style-name="T294"><text:s/>​</text:span></text:p>
      <text:p text:style-name="P295">Wat kan er beheerd worden?</text:p>
      <text:list text:style-name="LFO14" text:continue-numbering="true">
        <text:list-item>
          <text:p text:style-name="P296"><text:span text:style-name="T297">Challenges:</text:span><text:span text:style-name="T298"> titel, beschrijving, soort (beweging, mindfulness, etc.), punten</text:span></text:p>
        </text:list-item>
        <text:list-item>
          <text:p text:style-name="P299"><text:span text:style-name="T300">Brain Balance</text:span><text:span text:style-name="T301">‑pijlers:</text:span><text:span text:style-name="T302"> naam, uitleg, icoon</text:span></text:p>
        </text:list-item>
        <text:list-item>
          <text:p text:style-name="P303"><text:span text:style-name="T304">Artikelen:</text:span><text:span text:style-name="T305"> titel, tekst, gekoppelde pijler, publicatiestatus</text:span></text:p>
        </text:list-item>
        <text:list-item>
          <text:p text:style-name="P306"><text:span text:style-name="T307">Quotes:</text:span> quote‑tekst, bron</text:p>
        </text:list-item>
        <text:list-item>
          <text:p text:style-name="P308"><text:span text:style-name="T309">Notificaties:</text:span><text:span text:style-name="T310"> bericht, wie krijgt het, wanneer versturen</text:span></text:p>
        </text:list-item>
      </text:list>
      <text:p text:style-name="P311">Rollen en rechten</text:p>
      <text:p text:style-name="P312">Filament ondersteunt verschillende rollen:</text:p>
      <text:list text:style-name="LFO15" text:continue-numbering="true">
        <text:list-item>
          <text:p text:style-name="P313"><text:span text:style-name="T314">Content Redacteur:</text:span><text:span text:style-name="T315"> kan artikelen, quotes en challenges aanmaken/aanpassen</text:span></text:p>
        </text:list-item>
        <text:list-item>
          <text:p text:style-name="P316"><text:span text:style-name="T317">Beheerder:</text:span> volledige controle over alles</text:p>
        </text:list-item>
      </text:list>
      <text:p text:style-name="P318">Hoe werkt het?</text:p>
      <text:list text:style-name="LFO16" text:continue-numbering="true">
        <text:list-item>
          <text:p text:style-name="P319">Medewerker logt in op het Filament‑paneel (bijv. https://mafit.example/admin)</text:p>
        </text:list-item>
        <text:list-item>
          <text:p text:style-name="P320">Klikt op "Challenges" → "Nieuw"</text:p>
        </text:list-item>
        <text:list-item>
          <text:p text:style-name="P321">Vult formulier in (titel, omschrijving, punten, etc.)</text:p>
        </text:list-item>
        <text:list-item>
          <text:p text:style-name="P322">Klikt "Opslaan"</text:p>
        </text:list-item>
        <text:list-item>
          <text:p text:style-name="P323">Direct zichtbaar in de app</text:p>
        </text:list-item>
      </text:list>
      <text:p text:style-name="Standaard"><draw:custom-shape svg:x="0in" svg:y="0in" svg:width="0in" svg:height="0.01042in" draw:id="id7" draw:style-name="a7" draw:name="Horizontal Line 179" text:anchor-type="as-char"><svg:title/><svg:desc/><draw:enhanced-geometry draw:type="non-primitive" svg:viewBox="0 0 21600 21600" draw:enhanced-path="M 0 0 L 21600 0 21600 21600 0 21600 Z N"/></draw:custom-shape></text:p>
      <text:p text:style-name="P324">9. Beveiliging en privacy</text:p>
      <text:p text:style-name="P325">Communicatie</text:p>
      <text:list text:style-name="LFO17" text:continue-numbering="true">
        <text:list-item>
          <text:p text:style-name="P326"><text:span text:style-name="T327">Alle communicatie tussen app en server verloopt via </text:span><text:span text:style-name="T328">HTTPS</text:span><text:span text:style-name="T329"> (versleuteld)</text:span></text:p>
        </text:list-item>
        <text:list-item>
          <text:p text:style-name="P330">CORS‑headers zorgen ervoor dat alleen de app verzoeken kan doen</text:p>
        </text:list-item>
      </text:list>
      <text:p text:style-name="P331">Wachtwoorden en tokens</text:p>
      <text:list text:style-name="LFO18" text:continue-numbering="true">
        <text:list-item>
          <text:p text:style-name="P332"><text:span text:style-name="T333">Wachtwoorden worden </text:span><text:span text:style-name="T334">nooit</text:span><text:span text:style-name="T335"> plain text opgeslagen, altijd gehashed<text:s/></text:span></text:p>
        </text:list-item>
        <text:list-item>
          <text:p text:style-name="P336">Tokens worden veilig opgeslagen op de telefoon (Expo SecureStore)</text:p>
        </text:list-item>
        <text:list-item>
          <text:p text:style-name="P337"><text:span text:style-name="T338">Tokens verlopen na een bepaalde tijd (bijv.<text:s/></text:span>7 dagen)</text:p>
        </text:list-item>
      </text:list>
      <text:p text:style-name="P339">Privacy van check‑ins</text:p>
      <text:list text:style-name="LFO19" text:continue-numbering="true">
        <text:list-item>
          <text:p text:style-name="P340"><text:span text:style-name="T341">Check</text:span><text:span text:style-name="T342">‑ins met mentale gezondheidsdata zijn </text:span><text:span text:style-name="T343">privé</text:span></text:p>
        </text:list-item>
        <text:list-item>
          <text:p text:style-name="P344">Alleen jij en geautoriseerde medewerkers kunnen jouw check‑ins zien</text:p>
        </text:list-item>
        <text:list-item>
          <text:p text:style-name="P345">Rapportages zijn geanonimiseerd (geen namen, alleen trends)</text:p>
        </text:list-item>
      </text:list>
      <text:p text:style-name="P346">Validatie</text:p>
      <text:list text:style-name="LFO20" text:continue-numbering="true">
        <text:list-item>
          <text:p text:style-name="P347">Alle inputvelden worden gecontroleerd (bijvoorbeeld: is de score tussen 1 en 10?)</text:p>
        </text:list-item>
        <text:list-item>
          <text:p text:style-name="P348">SQL‑injectie en XSS worden voorkomen door Laravel's ingebouwde beveiliging</text:p>
        </text:list-item>
      </text:list>
      <text:p text:style-name="Standaard"><draw:custom-shape svg:x="0in" svg:y="0in" svg:width="0in" svg:height="0.01042in" draw:id="id8" draw:style-name="a8" draw:name="Horizontal Line 180" text:anchor-type="as-char"><svg:title/><svg:desc/><draw:enhanced-geometry draw:type="non-primitive" svg:viewBox="0 0 21600 21600" draw:enhanced-path="M 0 0 L 21600 0 21600 21600 0 21600 Z N"/></draw:custom-shape></text:p>
      <text:p text:style-name="P349">10. Ontwikkeling en testen</text:p>
      <text:p text:style-name="P350">Lokaal draaien tijdens ontwikkeling</text:p>
      <text:p text:style-name="Standaard"><text:span text:style-name="T351">Tijdens het bouwen van de app draai je alles </text:span><text:span text:style-name="T352">lokaal op je eigen laptop</text:span><text:span text:style-name="T353">:</text:span></text:p>
      <text:p text:style-name="Standaard"><text:span text:style-name="T354">Backend:</text:span></text:p>
      <text:list text:style-name="LFO21" text:continue-numbering="true">
        <text:list-item>
          <text:p text:style-name="P355">Laravel draait via php artisan serve (bijv. http://localhost:8000)</text:p>
        </text:list-item>
        <text:list-item>
          <text:p text:style-name="P356">Database draait lokaal (MySQL via XAMPP, MAMP of Docker)</text:p>
        </text:list-item>
        <text:list-item>
          <text:p text:style-name="P357">Filament is bereikbaar op http://localhost:8000/admin</text:p>
        </text:list-item>
      </text:list>
      <text:p text:style-name="Standaard"><text:span text:style-name="T358">Mobiele app:</text:span></text:p>
      <text:list text:style-name="LFO22" text:continue-numbering="true">
        <text:list-item>
          <text:p text:style-name="P359">Je start de app met npx expo start</text:p>
        </text:list-item>
        <text:list-item>
          <text:p text:style-name="P360">De app draait in Expo Go op je telefoon (scan QR‑code)</text:p>
        </text:list-item>
        <text:list-item>
          <text:p text:style-name="P361">De app praat met http://localhost:8000/api (of je lokale IP‑adres als je op je telefoon test)</text:p>
        </text:list-item>
      </text:list>
      <text:p text:style-name="P362">Testen</text:p>
      <text:list text:style-name="LFO23" text:continue-numbering="true">
        <text:list-item>
          <text:p text:style-name="P363"><text:span text:style-name="T364">Frontend:</text:span><text:span text:style-name="T365"> handmatig testen op Android en iOS, verschillende schermformaten</text:span></text:p>
        </text:list-item>
        <text:list-item>
          <text:p text:style-name="P366"><text:span text:style-name="T367">Backend:</text:span> PHPUnit‑tests voor routes en logica</text:p>
        </text:list-item>
        <text:list-item>
          <text:p text:style-name="P368"><text:span text:style-name="T369">API:</text:span> Postman of Insomnia om endpoints te controleren</text:p>
        </text:list-item>
      </text:list>
      <text:p text:style-name="P370">Logging</text:p>
      <text:list text:style-name="LFO24" text:continue-numbering="true">
        <text:list-item>
          <text:p text:style-name="P371">Laravel logt fouten in /storage/logs/laravel.log</text:p>
        </text:list-item>
        <text:list-item>
          <text:p text:style-name="P372">Filament logt wijzigingen (wie heeft wat aangepast)</text:p>
        </text:list-item>
        <text:list-item>
          <text:p text:style-name="P373">Expo Developer Tools tonen fouten in de app</text:p>
        </text:list-item>
      </text:list>
      <text:p text:style-name="Standaard"><draw:custom-shape svg:x="0in" svg:y="0in" svg:width="0in" svg:height="0.01042in" draw:id="id9" draw:style-name="a9" draw:name="Horizontal Line 181" text:anchor-type="as-char"><svg:title/><svg:desc/><draw:enhanced-geometry draw:type="non-primitive" svg:viewBox="0 0 21600 21600" draw:enhanced-path="M 0 0 L 21600 0 21600 21600 0 21600 Z N"/></draw:custom-shape></text:p>
      <text:p text:style-name="P374">11. Uitrollen en hosten</text:p>
      <text:p text:style-name="P375">Tijdens ontwikkeling: lokaal</text:p>
      <text:p text:style-name="P376">Je werkt lokaal zodat je snel kunt testen zonder kosten.</text:p>
      <text:p text:style-name="P377">Bij launch: alles online</text:p>
      <text:p text:style-name="P378">Wanneer de app klaar is, wordt alles online gezet:</text:p>
      <text:p text:style-name="Standaard"><text:span text:style-name="T379">Backend en database:</text:span></text:p>
      <text:p text:style-name="Standaard"><text:span text:style-name="T380">Mobiele app:</text:span></text:p>
      <text:list text:style-name="LFO25" text:continue-numbering="true">
        <text:list-item>
          <text:p text:style-name="P381">De API‑URL in de app wordt aangepast naar de online server<text:s/></text:p>
        </text:list-item>
        <text:list-item>
          <text:p text:style-name="P382"><text:span text:style-name="T383">Er wordt een </text:span><text:span text:style-name="T384">release</text:span><text:span text:style-name="T385">‑build</text:span><text:span text:style-name="T386"> gemaakt via Expo EAS Build</text:span></text:p>
        </text:list-item>
      </text:list>
      <text:p text:style-name="P387">Voor iOS: upload naar Apple App Store (of TestFlight)</text:p>
      <text:p text:style-name="Standaard"><text:span text:style-name="T388">Omgevingen:</text:span></text:p>
      <text:soft-page-break/>
      <text:list text:style-name="LFO26" text:continue-numbering="true">
        <text:list-item>
          <text:p text:style-name="P389"><text:span text:style-name="T390">Development:</text:span><text:span text:style-name="T391"> lokaal op je laptop</text:span></text:p>
        </text:list-item>
        <text:list-item>
          <text:p text:style-name="P392"><text:span text:style-name="T393">Staging:</text:span><text:span text:style-name="T394"> testserver online (om te testen voordat het live gaat)</text:span></text:p>
        </text:list-item>
        <text:list-item>
          <text:p text:style-name="P395"><text:span text:style-name="T396">Production:</text:span><text:span text:style-name="T397"> echte server waar studenten de app op gebruiken</text:span></text:p>
        </text:list-item>
      </text:list>
      <text:p text:style-name="P398">Backups</text:p>
      <text:list text:style-name="LFO27" text:continue-numbering="true">
        <text:list-item>
          <text:p text:style-name="P399">Database wordt dagelijks automatisch gebackupt</text:p>
        </text:list-item>
        <text:list-item>
          <text:p text:style-name="P400">Code staat in Git (GitHub/GitLab) voor versiebeheer</text:p>
        </text:list-item>
      </text:list>
      <text:p text:style-name="Standaard"><draw:custom-shape svg:x="0in" svg:y="0in" svg:width="0in" svg:height="0.01042in" draw:id="id10" draw:style-name="a10" draw:name="Horizontal Line 182" text:anchor-type="as-char"><svg:title/><svg:desc/><draw:enhanced-geometry draw:type="non-primitive" svg:viewBox="0 0 21600 21600" draw:enhanced-path="M 0 0 L 21600 0 21600 21600 0 21600 Z N"/></draw:custom-shape></text:p>
      <text:p text:style-name="P401">12. Planning en sprints</text:p>
      <text:p text:style-name="P402">Het project wordt in drie sprints opgedeeld, Alles is wel op volgorde van prioriteit volgens het MoSCoW plan:</text:p>
      <text:p text:style-name="P403">Sprint 0–1: Basisstructuur (2 weken)</text:p>
      <text:list text:style-name="LFO28" text:continue-numbering="true">
        <text:list-item>
          <text:p text:style-name="P404">React Native + Expo project opzetten</text:p>
        </text:list-item>
        <text:list-item>
          <text:p text:style-name="P405">Laravel + Filament installeren en configureren</text:p>
        </text:list-item>
        <text:list-item>
          <text:p text:style-name="P406">Basis‑navigatie (bottom‑tabs)</text:p>
        </text:list-item>
        <text:list-item>
          <text:p text:style-name="P407">Eenvoudige login + API‑verbinding</text:p>
        </text:list-item>
        <text:list-item>
          <text:p text:style-name="P408">Eerste schermen (Dashboard, Profiel)</text:p>
        </text:list-item>
      </text:list>
      <text:p text:style-name="P409">Sprint 2: Kernfunctionaliteit (2 weken)</text:p>
      <text:list text:style-name="LFO29" text:continue-numbering="true">
        <text:list-item>
          <text:p text:style-name="P410">Wekelijkse check‑in flow implementeren</text:p>
        </text:list-item>
        <text:list-item>
          <text:p text:style-name="P411">Challenges lijst en detail</text:p>
        </text:list-item>
        <text:list-item>
          <text:p text:style-name="P412">Brain Balance‑content weergeven</text:p>
        </text:list-item>
        <text:list-item>
          <text:p text:style-name="P413">Filament‑resources toevoegen (challenges, quotes, artikelen)</text:p>
        </text:list-item>
        <text:list-item>
          <text:p text:style-name="P414">API‑endpoints voor alles hierboven</text:p>
        </text:list-item>
      </text:list>
      <text:p text:style-name="P415">Sprint 3: Afmaken en finetune (2 weken)</text:p>
      <text:list text:style-name="LFO30" text:continue-numbering="true">
        <text:list-item>
          <text:p text:style-name="P416">Push‑notificaties werkend maken</text:p>
        </text:list-item>
        <text:list-item>
          <text:p text:style-name="P417">Pedometer‑integratie (stappen‑challenge)</text:p>
        </text:list-item>
        <text:list-item>
          <text:p text:style-name="P418">Filament: rollen en rechten instellen</text:p>
        </text:list-item>
        <text:list-item>
          <text:p text:style-name="P419">UX verbeteren, bugs fixen</text:p>
        </text:list-item>
        <text:list-item>
          <text:p text:style-name="P420">Documentatie afronden</text:p>
        </text:list-item>
      </text:list>
      <text:p text:style-name="Standaard"><draw:custom-shape svg:x="0in" svg:y="0in" svg:width="0in" svg:height="0.01042in" draw:id="id11" draw:style-name="a11" draw:name="Horizontal Line 183" text:anchor-type="as-char"><svg:title/><svg:desc/><draw:enhanced-geometry draw:type="non-primitive" svg:viewBox="0 0 21600 21600" draw:enhanced-path="M 0 0 L 21600 0 21600 21600 0 21600 Z N"/></draw:custom-shape></text:p>
      <text:p text:style-name="P421">13. Conclusie</text:p>
      <text:p text:style-name="P422">Dit technisch ontwerp beschrijft hoe de MA Fit App gebouwd wordt met moderne en betrouwbare tools: React Native + Expo voor de mobiele app, Laravel + Filament voor de backend en het CMS. Tijdens de ontwikkeling draait alles lokaal zodat snel getest kan worden. Bij de launch wordt alles naar een online server verplaatst.</text:p>
      <text:p text:style-name="P423">De gekozen stack zorgt ervoor dat:</text:p>
      <text:list text:style-name="LFO31" text:continue-numbering="true">
        <text:list-item>
          <text:p text:style-name="P424">De app op zowel iOS als Android werkt</text:p>
        </text:list-item>
        <text:list-item>
          <text:p text:style-name="P425">Medewerkers zelf content kunnen beheren</text:p>
        </text:list-item>
        <text:list-item>
          <text:p text:style-name="P426">Alles veilig en privacyvriendelijk blijft</text:p>
        </text:list-item>
        <text:list-item>
          <text:p text:style-name="P427">De app in de toekomst makkelijk uit te breiden is</text:p>
        </text:list-item>
      </text:list>
      <text:p text:style-name="P428">In overleg met de opdrachtgever kunnen tijdens het project nog wijzigingen of extra functionaliteiten worden toegevoegd.</text:p>
      <text:p text:style-name="P4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yan Aghmer</meta:initial-creator>
    <dc:creator>Rayan Aghmer</dc:creator>
    <meta:creation-date>2025-11-27T10:11:00Z</meta:creation-date>
    <dc:date>2025-11-27T12:09:00Z</dc:date>
    <meta:template xlink:href="Normal.dotm" xlink:type="simple"/>
    <meta:editing-cycles>7</meta:editing-cycles>
    <meta:editing-duration>PT2100S</meta:editing-duration>
    <meta:document-statistic meta:page-count="12" meta:paragraph-count="20" meta:word-count="1537" meta:character-count="10282" meta:row-count="73" meta:non-whitespace-character-count="8765"/>
  </office:meta>
</office:document-meta>
</file>